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3b1ec5" officeooo:paragraph-rsid="00131f4f"/>
    </style:style>
    <style:style style:name="P2" style:family="paragraph" style:parent-style-name="Standard">
      <style:text-properties fo:language="en" fo:country="US" fo:font-weight="bold" officeooo:rsid="001e4eb8" officeooo:paragraph-rsid="014f0a12" style:font-weight-asian="bold" style:font-weight-complex="bold"/>
    </style:style>
    <style:style style:name="P3" style:family="paragraph" style:parent-style-name="Standard">
      <style:text-properties fo:language="en" fo:country="US" fo:font-weight="bold" officeooo:paragraph-rsid="00131f4f" style:font-weight-asian="bold" style:font-weight-complex="bold"/>
    </style:style>
    <style:style style:name="P4" style:family="paragraph" style:parent-style-name="Standard">
      <style:text-properties fo:language="en" fo:country="US" fo:font-weight="bold" officeooo:rsid="0032f19b" officeooo:paragraph-rsid="014f0a12" fo:background-color="transparent" style:font-weight-asian="bold" style:font-weight-complex="bold"/>
    </style:style>
    <style:style style:name="P5" style:family="paragraph" style:parent-style-name="Standard">
      <style:text-properties fo:language="en" fo:country="US" fo:font-weight="normal" officeooo:rsid="0100f487" officeooo:paragraph-rsid="010c0340" fo:background-color="#dddddd" style:font-weight-asian="normal" style:font-weight-complex="normal"/>
    </style:style>
    <style:style style:name="P6" style:family="paragraph" style:parent-style-name="Standard">
      <style:text-properties fo:language="en" fo:country="US" fo:font-weight="normal" officeooo:rsid="0100f487" officeooo:paragraph-rsid="045c0fe6" fo:background-color="#dddddd" style:font-weight-asian="normal" style:font-weight-complex="normal"/>
    </style:style>
    <style:style style:name="P7" style:family="paragraph" style:parent-style-name="Standard">
      <style:text-properties fo:language="en" fo:country="US" fo:font-weight="normal" officeooo:rsid="03d3ecb9" officeooo:paragraph-rsid="03d95b4d" fo:background-color="#dddddd" style:font-weight-asian="normal" style:font-weight-complex="normal"/>
    </style:style>
    <style:style style:name="P8" style:family="paragraph" style:parent-style-name="Standard">
      <style:text-properties fo:language="en" fo:country="US" fo:font-weight="normal" officeooo:rsid="03d3ecb9" officeooo:paragraph-rsid="04040f94" fo:background-color="#dddddd" style:font-weight-asian="normal" style:font-weight-complex="normal"/>
    </style:style>
    <style:style style:name="P9" style:family="paragraph" style:parent-style-name="Standard">
      <style:text-properties fo:language="en" fo:country="US" fo:font-weight="normal" officeooo:rsid="03d3ecb9" officeooo:paragraph-rsid="04059947" fo:background-color="#dddddd" style:font-weight-asian="normal" style:font-weight-complex="normal"/>
    </style:style>
    <style:style style:name="P10" style:family="paragraph" style:parent-style-name="Standard">
      <style:text-properties fo:language="en" fo:country="US" fo:font-weight="normal" officeooo:rsid="03d3ecb9" officeooo:paragraph-rsid="04072918" fo:background-color="#dddddd" style:font-weight-asian="normal" style:font-weight-complex="normal"/>
    </style:style>
    <style:style style:name="P11" style:family="paragraph" style:parent-style-name="Standard">
      <style:text-properties fo:language="en" fo:country="US" fo:font-weight="normal" officeooo:rsid="03d3ecb9" officeooo:paragraph-rsid="04090b33" fo:background-color="#dddddd" style:font-weight-asian="normal" style:font-weight-complex="normal"/>
    </style:style>
    <style:style style:name="P12" style:family="paragraph" style:parent-style-name="Standard">
      <style:text-properties fo:language="en" fo:country="US" fo:font-weight="normal" officeooo:rsid="03d3ecb9" officeooo:paragraph-rsid="0408bc4a" fo:background-color="#dddddd" style:font-weight-asian="normal" style:font-weight-complex="normal"/>
    </style:style>
    <style:style style:name="P13" style:family="paragraph" style:parent-style-name="Standard">
      <style:text-properties fo:language="en" fo:country="US" fo:font-weight="normal" officeooo:rsid="03d3ecb9" officeooo:paragraph-rsid="040c1e97" fo:background-color="#dddddd" style:font-weight-asian="normal" style:font-weight-complex="normal"/>
    </style:style>
    <style:style style:name="P14" style:family="paragraph" style:parent-style-name="Standard">
      <style:text-properties fo:language="en" fo:country="US" fo:font-weight="normal" officeooo:rsid="040fefb5" officeooo:paragraph-rsid="040fefb5" fo:background-color="#dddddd" style:font-weight-asian="normal" style:font-weight-complex="normal"/>
    </style:style>
    <style:style style:name="P15" style:family="paragraph" style:parent-style-name="Standard">
      <style:text-properties fo:language="en" fo:country="US" fo:font-weight="normal" officeooo:rsid="040fefb5" officeooo:paragraph-rsid="041fe4be" fo:background-color="#dddddd" style:font-weight-asian="normal" style:font-weight-complex="normal"/>
    </style:style>
    <style:style style:name="P16" style:family="paragraph" style:parent-style-name="Standard">
      <style:text-properties fo:language="en" fo:country="US" fo:font-weight="normal" officeooo:rsid="040fefb5" officeooo:paragraph-rsid="04252a10" fo:background-color="#dddddd" style:font-weight-asian="normal" style:font-weight-complex="normal"/>
    </style:style>
    <style:style style:name="P17" style:family="paragraph" style:parent-style-name="Standard">
      <style:text-properties fo:language="en" fo:country="US" fo:font-weight="normal" officeooo:rsid="03c59c41" officeooo:paragraph-rsid="045d6ee4" fo:background-color="#dddddd" style:font-weight-asian="normal" style:font-weight-complex="normal"/>
    </style:style>
    <style:style style:name="P18" style:family="paragraph" style:parent-style-name="Standard">
      <style:text-properties fo:language="en" fo:country="US" fo:font-weight="normal" officeooo:rsid="02252c01" officeooo:paragraph-rsid="01ebd016" fo:background-color="transparent" style:font-weight-asian="normal" style:font-weight-complex="normal"/>
    </style:style>
    <style:style style:name="P19" style:family="paragraph" style:parent-style-name="Standard">
      <style:text-properties fo:language="en" fo:country="US" fo:font-weight="normal" officeooo:rsid="00377c68" officeooo:paragraph-rsid="03673b90" fo:background-color="transparent" style:font-weight-asian="normal" style:font-weight-complex="normal"/>
    </style:style>
    <style:style style:name="P20" style:family="paragraph" style:parent-style-name="Standard">
      <style:text-properties fo:language="en" fo:country="US" fo:font-weight="normal" officeooo:rsid="03ca5597" officeooo:paragraph-rsid="03ca8c68" fo:background-color="transparent" style:font-weight-asian="normal" style:font-weight-complex="normal"/>
    </style:style>
    <style:style style:name="P21" style:family="paragraph" style:parent-style-name="Standard">
      <style:text-properties fo:language="en" fo:country="US" fo:font-weight="normal" officeooo:rsid="03ca5597" officeooo:paragraph-rsid="03e7efa4" fo:background-color="transparent" style:font-weight-asian="normal" style:font-weight-complex="normal"/>
    </style:style>
    <style:style style:name="P22" style:family="paragraph" style:parent-style-name="Standard">
      <style:text-properties fo:language="en" fo:country="US" fo:font-weight="normal" officeooo:rsid="03d3ecb9" officeooo:paragraph-rsid="03d95b4d" fo:background-color="transparent" style:font-weight-asian="normal" style:font-weight-complex="normal"/>
    </style:style>
    <style:style style:name="P23" style:family="paragraph" style:parent-style-name="Standard">
      <style:text-properties fo:language="en" fo:country="US" fo:font-weight="normal" officeooo:rsid="03de20ea" officeooo:paragraph-rsid="03e29cbf" fo:background-color="transparent" style:font-weight-asian="normal" style:font-weight-complex="normal"/>
    </style:style>
    <style:style style:name="P24" style:family="paragraph" style:parent-style-name="Standard">
      <style:text-properties fo:language="en" fo:country="US" fo:font-weight="normal" officeooo:rsid="03de20ea" officeooo:paragraph-rsid="03e3d579" fo:background-color="transparent" style:font-weight-asian="normal" style:font-weight-complex="normal"/>
    </style:style>
    <style:style style:name="P25" style:family="paragraph" style:parent-style-name="Standard">
      <style:text-properties fo:language="en" fo:country="US" fo:font-weight="normal" officeooo:rsid="03de20ea" officeooo:paragraph-rsid="03e0b942" fo:background-color="transparent" style:font-weight-asian="normal" style:font-weight-complex="normal"/>
    </style:style>
    <style:style style:name="P26" style:family="paragraph" style:parent-style-name="Standard">
      <style:text-properties fo:language="en" fo:country="US" fo:font-weight="normal" officeooo:rsid="03de20ea" officeooo:paragraph-rsid="04069ad3" fo:background-color="transparent" style:font-weight-asian="normal" style:font-weight-complex="normal"/>
    </style:style>
    <style:style style:name="P27" style:family="paragraph" style:parent-style-name="Standard">
      <style:text-properties fo:language="en" fo:country="US" fo:font-weight="normal" officeooo:rsid="03e5c874" officeooo:paragraph-rsid="040c1e97" fo:background-color="transparent" style:font-weight-asian="normal" style:font-weight-complex="normal"/>
    </style:style>
    <style:style style:name="P28" style:family="paragraph" style:parent-style-name="Standard">
      <style:text-properties fo:language="en" fo:country="US" fo:font-weight="normal" officeooo:rsid="040fefb5" officeooo:paragraph-rsid="040fefb5" fo:background-color="transparent" style:font-weight-asian="normal" style:font-weight-complex="normal"/>
    </style:style>
    <style:style style:name="P29" style:family="paragraph" style:parent-style-name="Standard">
      <style:text-properties fo:language="en" fo:country="US" fo:font-weight="normal" officeooo:rsid="041611f6" officeooo:paragraph-rsid="041611f6" fo:background-color="transparent" style:font-weight-asian="normal" style:font-weight-complex="normal"/>
    </style:style>
    <style:style style:name="P30" style:family="paragraph" style:parent-style-name="Standard">
      <style:text-properties fo:language="en" fo:country="US" fo:font-weight="normal" officeooo:rsid="041611f6" officeooo:paragraph-rsid="0416e600" fo:background-color="transparent" style:font-weight-asian="normal" style:font-weight-complex="normal"/>
    </style:style>
    <style:style style:name="P31" style:family="paragraph" style:parent-style-name="Standard">
      <style:text-properties fo:language="en" fo:country="US" fo:font-weight="normal" officeooo:rsid="04189ee5" officeooo:paragraph-rsid="04189ee5" fo:background-color="transparent" style:font-weight-asian="normal" style:font-weight-complex="normal"/>
    </style:style>
    <style:style style:name="P32" style:family="paragraph" style:parent-style-name="Standard">
      <style:text-properties fo:language="en" fo:country="US" fo:font-weight="normal" officeooo:rsid="03e4d8e0" officeooo:paragraph-rsid="0402bacd" fo:background-color="transparent" style:font-weight-asian="normal" style:font-weight-complex="normal"/>
    </style:style>
    <style:style style:name="P33" style:family="paragraph" style:parent-style-name="Standard">
      <style:text-properties fo:language="en" fo:country="US" fo:font-weight="normal" officeooo:rsid="0408bc4a" officeooo:paragraph-rsid="0408bc4a" fo:background-color="transparent" style:font-weight-asian="normal" style:font-weight-complex="normal"/>
    </style:style>
    <style:style style:name="P34" style:family="paragraph" style:parent-style-name="Standard">
      <style:text-properties fo:language="en" fo:country="US" fo:font-weight="normal" officeooo:rsid="041acb65" officeooo:paragraph-rsid="041acb65" fo:background-color="transparent" style:font-weight-asian="normal" style:font-weight-complex="normal"/>
    </style:style>
    <style:style style:name="P35" style:family="paragraph" style:parent-style-name="Standard">
      <style:text-properties fo:language="en" fo:country="US" fo:font-weight="normal" officeooo:rsid="001e4eb8" officeooo:paragraph-rsid="02b068c6" style:font-weight-asian="normal" style:font-weight-complex="normal"/>
    </style:style>
    <style:style style:name="P36" style:family="paragraph" style:parent-style-name="Standard">
      <style:text-properties fo:language="en" fo:country="US" fo:font-weight="normal" officeooo:rsid="001e4eb8" officeooo:paragraph-rsid="03f357c7" style:font-weight-asian="normal" style:font-weight-complex="normal"/>
    </style:style>
    <style:style style:name="P37" style:family="paragraph" style:parent-style-name="Standard">
      <style:text-properties fo:language="en" fo:country="US" fo:font-weight="normal" officeooo:rsid="001e4eb8" officeooo:paragraph-rsid="0456b98d" style:font-weight-asian="normal" style:font-weight-complex="normal"/>
    </style:style>
    <style:style style:name="P38" style:family="paragraph" style:parent-style-name="Standard">
      <style:text-properties fo:language="en" fo:country="US" fo:font-weight="normal" officeooo:rsid="0441f7b4" officeooo:paragraph-rsid="0441f7b4" style:font-weight-asian="normal" style:font-weight-complex="normal"/>
    </style:style>
    <style:style style:name="P39" style:family="paragraph" style:parent-style-name="Standard">
      <style:text-properties fo:language="en" fo:country="US" fo:font-weight="normal" officeooo:rsid="0445cbe4" officeooo:paragraph-rsid="0445cbe4" style:font-weight-asian="normal" style:font-weight-complex="normal"/>
    </style:style>
    <style:style style:name="P40" style:family="paragraph" style:parent-style-name="Standard">
      <style:text-properties fo:language="en" fo:country="US" fo:font-weight="normal" officeooo:rsid="0445cbe4" officeooo:paragraph-rsid="04466d7d" style:font-weight-asian="normal" style:font-weight-complex="normal"/>
    </style:style>
    <style:style style:name="P41" style:family="paragraph" style:parent-style-name="Standard">
      <style:text-properties fo:language="en" fo:country="US" fo:font-weight="normal" officeooo:rsid="0448dc89" officeooo:paragraph-rsid="0448dc89" style:font-weight-asian="normal" style:font-weight-complex="normal"/>
    </style:style>
    <style:style style:name="P42" style:family="paragraph" style:parent-style-name="Standard">
      <style:text-properties fo:language="en" fo:country="US" fo:font-weight="normal" officeooo:rsid="03aa4010" officeooo:paragraph-rsid="03f357c7" style:font-weight-asian="normal" style:font-weight-complex="normal"/>
    </style:style>
    <style:style style:name="P43" style:family="paragraph" style:parent-style-name="Standard">
      <style:text-properties fo:language="en" fo:country="US" officeooo:rsid="001b8640" officeooo:paragraph-rsid="00131f4f"/>
    </style:style>
    <style:style style:name="P44" style:family="paragraph" style:parent-style-name="Standard">
      <style:text-properties fo:language="en" fo:country="US" fo:font-style="normal" fo:font-weight="normal" officeooo:rsid="02a8b5c3" officeooo:paragraph-rsid="03a123d3" fo:background-color="transparent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fo:language="en" fo:country="US" fo:font-style="normal" fo:font-weight="normal" officeooo:rsid="02a8b5c3" officeooo:paragraph-rsid="0439564e" fo:background-color="transparent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fo:language="en" fo:country="US" fo:font-style="normal" fo:font-weight="normal" officeooo:rsid="021be2de" officeooo:paragraph-rsid="020eabcb" fo:background-color="transparent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fo:language="en" fo:country="US" fo:font-style="normal" fo:font-weight="normal" officeooo:rsid="021be2de" officeooo:paragraph-rsid="0439564e" fo:background-color="transparent" style:font-style-asian="normal" style:font-weight-asian="normal" style:font-style-complex="normal" style:font-weight-complex="normal"/>
    </style:style>
    <style:style style:name="P48" style:family="paragraph" style:parent-style-name="Standard">
      <style:text-properties fo:language="en" fo:country="US" fo:font-style="normal" fo:font-weight="normal" officeooo:rsid="03d5a35f" officeooo:paragraph-rsid="03d5a35f" fo:background-color="transparent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fo:language="en" fo:country="US" fo:font-style="normal" fo:font-weight="normal" officeooo:rsid="04004713" officeooo:paragraph-rsid="0402bacd" fo:background-color="transparent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fo:language="en" fo:country="US" fo:font-style="normal" fo:font-weight="normal" officeooo:rsid="042b45b1" officeooo:paragraph-rsid="042b45b1" fo:background-color="transparent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fo:language="en" fo:country="US" fo:font-style="normal" fo:font-weight="normal" officeooo:rsid="042cc69b" officeooo:paragraph-rsid="042cc69b" fo:background-color="transparent" style:font-style-asian="normal" style:font-weight-asian="normal" style:font-style-complex="normal" style:font-weight-complex="normal"/>
    </style:style>
    <style:style style:name="P52" style:family="paragraph" style:parent-style-name="Standard">
      <style:text-properties fo:language="en" fo:country="US" fo:font-style="normal" fo:font-weight="normal" officeooo:rsid="042e84db" officeooo:paragraph-rsid="042e84db" fo:background-color="transparent" style:font-style-asian="normal" style:font-weight-asian="normal" style:font-style-complex="normal" style:font-weight-complex="normal"/>
    </style:style>
    <style:style style:name="P53" style:family="paragraph" style:parent-style-name="Standard">
      <style:text-properties fo:language="en" fo:country="US" fo:font-style="normal" fo:font-weight="normal" officeooo:rsid="0433f5d5" officeooo:paragraph-rsid="0433f5d5" fo:background-color="transparent" style:font-style-asian="normal" style:font-weight-asian="normal" style:font-style-complex="normal" style:font-weight-complex="normal"/>
    </style:style>
    <style:style style:name="P54" style:family="paragraph" style:parent-style-name="Standard">
      <style:text-properties fo:language="en" fo:country="US" fo:font-style="normal" fo:font-weight="normal" officeooo:rsid="03ee35fb" officeooo:paragraph-rsid="04346a3c" fo:background-color="transparent" style:font-style-asian="normal" style:font-weight-asian="normal" style:font-style-complex="normal" style:font-weight-complex="normal"/>
    </style:style>
    <style:style style:name="P55" style:family="paragraph" style:parent-style-name="Standard">
      <style:text-properties fo:language="en" fo:country="US" fo:font-style="normal" fo:font-weight="normal" officeooo:rsid="03ee35fb" officeooo:paragraph-rsid="043125aa" fo:background-color="transparent" style:font-style-asian="normal" style:font-weight-asian="normal" style:font-style-complex="normal" style:font-weight-complex="normal"/>
    </style:style>
    <style:style style:name="P56" style:family="paragraph" style:parent-style-name="Standard">
      <style:text-properties fo:language="en" fo:country="US" fo:font-style="normal" fo:font-weight="normal" officeooo:rsid="0436e8ee" officeooo:paragraph-rsid="043845a8" fo:background-color="transparent" style:font-style-asian="normal" style:font-weight-asian="normal" style:font-style-complex="normal" style:font-weight-complex="normal"/>
    </style:style>
    <style:style style:name="P57" style:family="paragraph" style:parent-style-name="Standard">
      <style:text-properties fo:language="en" fo:country="US" fo:font-style="normal" fo:font-weight="normal" officeooo:rsid="0439564e" officeooo:paragraph-rsid="0439564e" fo:background-color="transparent" style:font-style-asian="normal" style:font-weight-asian="normal" style:font-style-complex="normal" style:font-weight-complex="normal"/>
    </style:style>
    <style:style style:name="P58" style:family="paragraph" style:parent-style-name="Standard">
      <style:text-properties fo:language="en" fo:country="US" fo:font-style="normal" fo:font-weight="normal" officeooo:rsid="03eeae38" officeooo:paragraph-rsid="0436e8ee" fo:background-color="transparent" style:font-style-asian="normal" style:font-weight-asian="normal" style:font-style-complex="normal" style:font-weight-complex="normal"/>
    </style:style>
    <style:style style:name="P59" style:family="paragraph" style:parent-style-name="Standard">
      <style:text-properties fo:language="en" fo:country="US" fo:font-style="normal" fo:font-weight="normal" officeooo:rsid="0457b3db" officeooo:paragraph-rsid="0457b3db" fo:background-color="transparent" style:font-style-asian="normal" style:font-weight-asian="normal" style:font-style-complex="normal" style:font-weight-complex="normal"/>
    </style:style>
    <style:style style:name="P60" style:family="paragraph" style:parent-style-name="Standard">
      <style:text-properties fo:language="en" fo:country="US" fo:font-style="normal" fo:font-weight="normal" officeooo:rsid="01a1af40" officeooo:paragraph-rsid="0432f98a" fo:background-color="#dddddd" style:font-style-asian="normal" style:font-weight-asian="normal" style:font-style-complex="normal" style:font-weight-complex="normal"/>
    </style:style>
    <style:style style:name="P61" style:family="paragraph" style:parent-style-name="Standard">
      <style:text-properties fo:language="en" fo:country="US" fo:font-style="normal" fo:font-weight="normal" officeooo:rsid="01a1af40" officeooo:paragraph-rsid="04346a3c" fo:background-color="#dddddd" style:font-style-asian="normal" style:font-weight-asian="normal" style:font-style-complex="normal" style:font-weight-complex="normal"/>
    </style:style>
    <style:style style:name="P62" style:family="paragraph" style:parent-style-name="Standard">
      <style:text-properties fo:language="en" fo:country="US" fo:font-style="normal" fo:font-weight="normal" officeooo:rsid="01a1af40" officeooo:paragraph-rsid="043b441e" fo:background-color="#dddddd" style:font-style-asian="normal" style:font-weight-asian="normal" style:font-style-complex="normal" style:font-weight-complex="normal"/>
    </style:style>
    <style:style style:name="P63" style:family="paragraph" style:parent-style-name="Standard">
      <style:text-properties fo:language="en" fo:country="US" fo:font-style="normal" fo:font-weight="normal" officeooo:rsid="01a1af40" officeooo:paragraph-rsid="04470683" fo:background-color="#dddddd" style:font-style-asian="normal" style:font-weight-asian="normal" style:font-style-complex="normal" style:font-weight-complex="normal"/>
    </style:style>
    <style:style style:name="P64" style:family="paragraph" style:parent-style-name="Standard">
      <style:text-properties fo:language="en" fo:country="US" fo:font-style="normal" fo:font-weight="normal" officeooo:rsid="01a1af40" officeooo:paragraph-rsid="0451de9d" fo:background-color="#dddddd" style:font-style-asian="normal" style:font-weight-asian="normal" style:font-style-complex="normal" style:font-weight-complex="normal"/>
    </style:style>
    <style:style style:name="P65" style:family="paragraph" style:parent-style-name="Standard">
      <style:text-properties fo:language="en" fo:country="US" fo:font-style="normal" fo:font-weight="normal" officeooo:rsid="0451de9d" officeooo:paragraph-rsid="0451de9d" fo:background-color="#dddddd" style:font-style-asian="normal" style:font-weight-asian="normal" style:font-style-complex="normal" style:font-weight-complex="normal"/>
    </style:style>
    <style:style style:name="P66" style:family="paragraph" style:parent-style-name="Standard">
      <style:text-properties fo:language="en" fo:country="US" officeooo:paragraph-rsid="00f05b1d"/>
    </style:style>
    <style:style style:name="P67" style:family="paragraph" style:parent-style-name="Standard">
      <style:text-properties fo:language="en" fo:country="US" officeooo:paragraph-rsid="014f0a12"/>
    </style:style>
    <style:style style:name="P68" style:family="paragraph" style:parent-style-name="Standard">
      <style:text-properties fo:language="en" fo:country="US" officeooo:paragraph-rsid="020eabcb"/>
    </style:style>
    <style:style style:name="P69" style:family="paragraph" style:parent-style-name="Standard">
      <style:text-properties fo:language="en" fo:country="US" officeooo:paragraph-rsid="044a6b78"/>
    </style:style>
    <style:style style:name="P70" style:family="paragraph" style:parent-style-name="Standard">
      <style:text-properties fo:language="en" fo:country="US" officeooo:rsid="00704232" officeooo:paragraph-rsid="00131f4f"/>
    </style:style>
    <style:style style:name="P71" style:family="paragraph" style:parent-style-name="Standard">
      <style:text-properties fo:font-size="6pt" fo:language="en" fo:country="US" fo:font-weight="bold" officeooo:rsid="001e4eb8" officeooo:paragraph-rsid="014f0a12" style:font-size-asian="6pt" style:font-weight-asian="bold" style:font-size-complex="6pt" style:font-weight-complex="bold"/>
    </style:style>
    <style:style style:name="P72" style:family="paragraph" style:parent-style-name="Standard">
      <style:text-properties fo:font-size="6pt" fo:language="en" fo:country="US" fo:font-weight="bold" officeooo:rsid="001e4eb8" officeooo:paragraph-rsid="020eabcb" style:font-size-asian="6pt" style:font-weight-asian="bold" style:font-size-complex="6pt" style:font-weight-complex="bold"/>
    </style:style>
    <style:style style:name="P73" style:family="paragraph" style:parent-style-name="Standard">
      <style:text-properties fo:font-size="6pt" fo:language="en" fo:country="US" fo:font-weight="bold" officeooo:rsid="001e4eb8" officeooo:paragraph-rsid="03f357c7" style:font-size-asian="6pt" style:font-weight-asian="bold" style:font-size-complex="6pt" style:font-weight-complex="bold"/>
    </style:style>
    <style:style style:name="P74" style:family="paragraph" style:parent-style-name="Standard">
      <style:text-properties fo:font-size="6pt" fo:language="en" fo:country="US" fo:font-weight="bold" officeooo:rsid="00119e79" officeooo:paragraph-rsid="00131f4f" fo:background-color="#ffff00" style:font-size-asian="5.25pt" style:font-weight-asian="bold" style:font-size-complex="6pt" style:font-weight-complex="bold"/>
    </style:style>
    <style:style style:name="P75" style:family="paragraph" style:parent-style-name="Standard">
      <style:text-properties fo:font-size="6pt" fo:language="en" fo:country="US" fo:font-weight="normal" officeooo:rsid="003b1ec5" officeooo:paragraph-rsid="00131f4f" style:font-size-asian="6pt" style:font-weight-asian="normal" style:font-size-complex="6pt" style:font-weight-complex="normal"/>
    </style:style>
    <style:style style:name="P76" style:family="paragraph" style:parent-style-name="Standard">
      <style:text-properties officeooo:paragraph-rsid="00ab4647"/>
    </style:style>
    <style:style style:name="P77" style:family="paragraph" style:parent-style-name="Standard">
      <style:text-properties officeooo:paragraph-rsid="00f05b1d"/>
    </style:style>
    <style:style style:name="P78" style:family="paragraph" style:parent-style-name="Standard">
      <style:text-properties officeooo:paragraph-rsid="03673b90"/>
    </style:style>
    <style:style style:name="P79" style:family="paragraph" style:parent-style-name="Standard">
      <style:text-properties officeooo:paragraph-rsid="03a123d3"/>
    </style:style>
    <style:style style:name="P80" style:family="paragraph" style:parent-style-name="Standard">
      <style:text-properties fo:color="#999999" loext:opacity="100%" fo:language="en" fo:country="US" fo:font-weight="bold" officeooo:rsid="003b1ec5" officeooo:paragraph-rsid="02337c92" style:font-weight-asian="bold" style:font-weight-complex="bold"/>
    </style:style>
    <style:style style:name="P81" style:family="paragraph" style:parent-style-name="Standard">
      <style:text-properties officeooo:paragraph-rsid="03c98fd5"/>
    </style:style>
    <style:style style:name="P82" style:family="paragraph" style:parent-style-name="Standard">
      <style:text-properties officeooo:paragraph-rsid="03d0c5d2"/>
    </style:style>
    <style:style style:name="P83" style:family="paragraph" style:parent-style-name="Standard">
      <style:text-properties officeooo:paragraph-rsid="03d5a35f"/>
    </style:style>
    <style:style style:name="P84" style:family="paragraph" style:parent-style-name="Standard">
      <style:text-properties officeooo:paragraph-rsid="03d74da0"/>
    </style:style>
    <style:style style:name="P85" style:family="paragraph" style:parent-style-name="Standard">
      <style:text-properties officeooo:paragraph-rsid="03d8859f"/>
    </style:style>
    <style:style style:name="P86" style:family="paragraph" style:parent-style-name="Standard">
      <style:text-properties officeooo:paragraph-rsid="03e0b942"/>
    </style:style>
    <style:style style:name="P87" style:family="paragraph" style:parent-style-name="Standard">
      <style:text-properties officeooo:paragraph-rsid="03f357c7"/>
    </style:style>
    <style:style style:name="P88" style:family="paragraph" style:parent-style-name="Standard">
      <style:text-properties officeooo:paragraph-rsid="04057cd6"/>
    </style:style>
    <style:style style:name="P89" style:family="paragraph" style:parent-style-name="Standard">
      <style:text-properties officeooo:paragraph-rsid="04059947"/>
    </style:style>
    <style:style style:name="P90" style:family="paragraph" style:parent-style-name="Standard">
      <style:text-properties officeooo:paragraph-rsid="04072918"/>
    </style:style>
    <style:style style:name="P91" style:family="paragraph" style:parent-style-name="Standard">
      <style:text-properties officeooo:paragraph-rsid="0408bc4a"/>
    </style:style>
    <style:style style:name="P92" style:family="paragraph" style:parent-style-name="Standard">
      <style:text-properties officeooo:paragraph-rsid="040a95f9"/>
    </style:style>
    <style:style style:name="P93" style:family="paragraph" style:parent-style-name="Standard">
      <style:text-properties officeooo:paragraph-rsid="040fefb5"/>
    </style:style>
    <style:style style:name="P94" style:family="paragraph" style:parent-style-name="Standard">
      <style:text-properties officeooo:paragraph-rsid="041611f6"/>
    </style:style>
    <style:style style:name="P95" style:family="paragraph" style:parent-style-name="Standard">
      <style:text-properties officeooo:paragraph-rsid="04189ee5"/>
    </style:style>
    <style:style style:name="P96" style:family="paragraph" style:parent-style-name="Standard">
      <style:text-properties officeooo:rsid="041acb65" officeooo:paragraph-rsid="041acb65"/>
    </style:style>
    <style:style style:name="P97" style:family="paragraph" style:parent-style-name="Standard">
      <style:text-properties officeooo:paragraph-rsid="041acb65"/>
    </style:style>
    <style:style style:name="P98" style:family="paragraph" style:parent-style-name="Standard">
      <style:text-properties officeooo:paragraph-rsid="041e27cb"/>
    </style:style>
    <style:style style:name="P99" style:family="paragraph" style:parent-style-name="Standard">
      <style:text-properties officeooo:paragraph-rsid="0423b92e"/>
    </style:style>
    <style:style style:name="P100" style:family="paragraph" style:parent-style-name="Standard">
      <style:text-properties officeooo:rsid="0423b92e" officeooo:paragraph-rsid="0423b92e"/>
    </style:style>
    <style:style style:name="P101" style:family="paragraph" style:parent-style-name="Standard">
      <style:text-properties officeooo:paragraph-rsid="04219852"/>
    </style:style>
    <style:style style:name="P102" style:family="paragraph" style:parent-style-name="Standard">
      <style:text-properties officeooo:rsid="042cc69b" officeooo:paragraph-rsid="042cc69b"/>
    </style:style>
    <style:style style:name="P103" style:family="paragraph" style:parent-style-name="Standard">
      <style:text-properties officeooo:paragraph-rsid="043125aa"/>
    </style:style>
    <style:style style:name="P104" style:family="paragraph" style:parent-style-name="Standard">
      <style:text-properties officeooo:paragraph-rsid="0432f98a"/>
    </style:style>
    <style:style style:name="P105" style:family="paragraph" style:parent-style-name="Standard">
      <style:text-properties officeooo:paragraph-rsid="04346a3c"/>
    </style:style>
    <style:style style:name="P106" style:family="paragraph" style:parent-style-name="Standard">
      <style:text-properties officeooo:paragraph-rsid="0436e8ee"/>
    </style:style>
    <style:style style:name="P107" style:family="paragraph" style:parent-style-name="Standard">
      <style:text-properties officeooo:paragraph-rsid="0439564e"/>
    </style:style>
    <style:style style:name="P108" style:family="paragraph" style:parent-style-name="Standard">
      <style:text-properties officeooo:rsid="0439564e" officeooo:paragraph-rsid="0439564e"/>
    </style:style>
    <style:style style:name="P109" style:family="paragraph" style:parent-style-name="Standard">
      <style:text-properties officeooo:paragraph-rsid="043b441e"/>
    </style:style>
    <style:style style:name="P110" style:family="paragraph" style:parent-style-name="Standard">
      <style:text-properties officeooo:paragraph-rsid="043c92a1"/>
    </style:style>
    <style:style style:name="P111" style:family="paragraph" style:parent-style-name="Standard">
      <style:text-properties officeooo:paragraph-rsid="02b068c6"/>
    </style:style>
    <style:style style:name="P112" style:family="paragraph" style:parent-style-name="Standard">
      <style:text-properties officeooo:rsid="0441f7b4" officeooo:paragraph-rsid="0441f7b4"/>
    </style:style>
    <style:style style:name="P113" style:family="paragraph" style:parent-style-name="Standard">
      <style:text-properties officeooo:paragraph-rsid="0441f7b4"/>
    </style:style>
    <style:style style:name="P114" style:family="paragraph" style:parent-style-name="Standard">
      <style:text-properties officeooo:paragraph-rsid="0444b43f"/>
    </style:style>
    <style:style style:name="P115" style:family="paragraph" style:parent-style-name="Standard">
      <style:text-properties officeooo:paragraph-rsid="04470683"/>
    </style:style>
    <style:style style:name="P116" style:family="paragraph" style:parent-style-name="Standard">
      <style:text-properties officeooo:rsid="0448dc89" officeooo:paragraph-rsid="0448dc89" fo:background-color="#dddddd"/>
    </style:style>
    <style:style style:name="P117" style:family="paragraph" style:parent-style-name="Standard">
      <style:text-properties officeooo:paragraph-rsid="0448dc89" fo:background-color="#dddddd"/>
    </style:style>
    <style:style style:name="P118" style:family="paragraph" style:parent-style-name="Standard">
      <style:text-properties officeooo:paragraph-rsid="044944b6" fo:background-color="#dddddd"/>
    </style:style>
    <style:style style:name="P119" style:family="paragraph" style:parent-style-name="Standard">
      <style:text-properties officeooo:paragraph-rsid="044f5346" fo:background-color="#dddddd"/>
    </style:style>
    <style:style style:name="P120" style:family="paragraph" style:parent-style-name="Standard">
      <style:text-properties officeooo:paragraph-rsid="044fe9d5" fo:background-color="#dddddd"/>
    </style:style>
    <style:style style:name="P121" style:family="paragraph" style:parent-style-name="Standard">
      <style:text-properties officeooo:paragraph-rsid="0457b3db" fo:background-color="#dddddd"/>
    </style:style>
    <style:style style:name="P122" style:family="paragraph" style:parent-style-name="Standard">
      <style:text-properties officeooo:paragraph-rsid="0448dc89"/>
    </style:style>
    <style:style style:name="P123" style:family="paragraph" style:parent-style-name="Standard">
      <style:text-properties officeooo:paragraph-rsid="044f5346"/>
    </style:style>
    <style:style style:name="P124" style:family="paragraph" style:parent-style-name="Standard">
      <style:text-properties officeooo:paragraph-rsid="0457b3db"/>
    </style:style>
    <style:style style:name="P125" style:family="paragraph" style:parent-style-name="Standard">
      <style:text-properties officeooo:paragraph-rsid="0459b205"/>
    </style:style>
    <style:style style:name="P126" style:family="paragraph" style:parent-style-name="Standard">
      <style:text-properties officeooo:paragraph-rsid="00131f4f"/>
    </style:style>
    <style:style style:name="P127" style:family="paragraph" style:parent-style-name="Standard">
      <style:text-properties officeooo:paragraph-rsid="045c0fe6"/>
    </style:style>
    <style:style style:name="P128" style:family="paragraph" style:parent-style-name="Standard">
      <style:text-properties officeooo:paragraph-rsid="0456b98d"/>
    </style:style>
    <style:style style:name="P129" style:family="paragraph" style:parent-style-name="Standard">
      <style:text-properties officeooo:paragraph-rsid="045d6ee4"/>
    </style:style>
    <style:style style:name="P130" style:family="paragraph" style:parent-style-name="Standard">
      <style:text-properties officeooo:paragraph-rsid="04040f94"/>
    </style:style>
    <style:style style:name="P131" style:family="paragraph" style:parent-style-name="Standard">
      <style:text-properties officeooo:paragraph-rsid="0416e600"/>
    </style:style>
    <style:style style:name="P132" style:family="paragraph" style:parent-style-name="Standard">
      <style:text-properties officeooo:paragraph-rsid="046042ba"/>
    </style:style>
    <style:style style:name="P133" style:family="paragraph" style:parent-style-name="Standard">
      <style:text-properties officeooo:paragraph-rsid="0459743d"/>
    </style:style>
    <style:style style:name="P134" style:family="paragraph" style:parent-style-name="Standard">
      <style:text-properties officeooo:rsid="0456b98d" officeooo:paragraph-rsid="046603fb"/>
    </style:style>
    <style:style style:name="P135" style:family="paragraph" style:parent-style-name="Standard">
      <style:text-properties officeooo:paragraph-rsid="046603fb"/>
    </style:style>
    <style:style style:name="P136" style:family="paragraph" style:parent-style-name="Standard">
      <style:paragraph-properties fo:text-align="justify" style:justify-single-word="false" fo:break-before="page"/>
      <style:text-properties fo:color="#999999" loext:opacity="100%" fo:language="en" fo:country="US" fo:font-weight="bold" officeooo:rsid="0032f19b" officeooo:paragraph-rsid="00131f4f" fo:background-color="transparent" style:font-weight-asian="bold" style:font-weight-complex="bold"/>
    </style:style>
    <style:style style:name="P137" style:family="paragraph" style:parent-style-name="Standard">
      <style:text-properties officeooo:paragraph-rsid="044fe9d5" fo:background-color="#dddddd"/>
    </style:style>
    <style:style style:name="T1" style:family="text">
      <style:text-properties officeooo:rsid="0043d0fb"/>
    </style:style>
    <style:style style:name="T2" style:family="text">
      <style:text-properties fo:font-weight="bold" officeooo:rsid="00ab4647" fo:background-color="#fff200" loext:char-shading-value="0" style:font-weight-asian="bold" style:font-weight-complex="bold"/>
    </style:style>
    <style:style style:name="T3" style:family="text">
      <style:text-properties fo:font-weight="bold" officeooo:rsid="00d88c8c" fo:background-color="#fff200" loext:char-shading-value="0" style:font-weight-asian="bold" style:font-weight-complex="bold"/>
    </style:style>
    <style:style style:name="T4" style:family="text">
      <style:text-properties fo:font-weight="bold" officeooo:rsid="007d3450" fo:background-color="#fff200" loext:char-shading-value="0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8ceef7" style:font-weight-asian="bold" style:font-weight-complex="bold"/>
    </style:style>
    <style:style style:name="T7" style:family="text">
      <style:text-properties fo:font-weight="bold" officeooo:rsid="010b0b47" style:font-weight-asian="bold" style:font-weight-complex="bold"/>
    </style:style>
    <style:style style:name="T8" style:family="text">
      <style:text-properties fo:font-weight="bold" officeooo:rsid="00136227" style:font-weight-asian="bold" style:font-weight-complex="bold"/>
    </style:style>
    <style:style style:name="T9" style:family="text">
      <style:text-properties fo:font-weight="bold" officeooo:rsid="00d88c8c" style:font-weight-asian="bold" style:font-weight-complex="bold"/>
    </style:style>
    <style:style style:name="T10" style:family="text">
      <style:text-properties fo:font-weight="bold" officeooo:rsid="00ab4647" style:font-weight-asian="bold" style:font-weight-complex="bold"/>
    </style:style>
    <style:style style:name="T11" style:family="text">
      <style:text-properties fo:font-weight="bold" officeooo:rsid="04057cd6" style:font-weight-asian="bold" style:font-weight-complex="bold"/>
    </style:style>
    <style:style style:name="T12" style:family="text">
      <style:text-properties fo:font-weight="bold" officeooo:rsid="04059947" style:font-weight-asian="bold" style:font-weight-complex="bold"/>
    </style:style>
    <style:style style:name="T13" style:family="text">
      <style:text-properties fo:font-weight="bold" officeooo:rsid="040c1e97" style:font-weight-asian="bold" style:font-weight-complex="bold"/>
    </style:style>
    <style:style style:name="T14" style:family="text">
      <style:text-properties fo:font-weight="bold" officeooo:rsid="040de984" style:font-weight-asian="bold" style:font-weight-complex="bold"/>
    </style:style>
    <style:style style:name="T15" style:family="text">
      <style:text-properties fo:font-weight="bold" officeooo:rsid="042696d0" style:font-weight-asian="bold" style:font-weight-complex="bold"/>
    </style:style>
    <style:style style:name="T16" style:family="text">
      <style:text-properties fo:font-weight="bold" officeooo:rsid="042cc69b" style:font-weight-asian="bold" style:font-weight-complex="bold"/>
    </style:style>
    <style:style style:name="T17" style:family="text">
      <style:text-properties fo:font-weight="bold" officeooo:rsid="043125aa" style:font-weight-asian="bold" style:font-weight-complex="bold"/>
    </style:style>
    <style:style style:name="T18" style:family="text">
      <style:text-properties fo:font-weight="bold" officeooo:rsid="03e3d579" fo:background-color="#dddddd" loext:char-shading-value="0" style:font-weight-asian="bold" style:font-weight-complex="bold"/>
    </style:style>
    <style:style style:name="T19" style:family="text">
      <style:text-properties fo:font-weight="normal" officeooo:rsid="00d88c8c" style:font-weight-asian="normal" style:font-weight-complex="normal"/>
    </style:style>
    <style:style style:name="T20" style:family="text">
      <style:text-properties fo:font-weight="normal" officeooo:rsid="042e84db" style:font-weight-asian="normal" style:font-weight-complex="normal"/>
    </style:style>
    <style:style style:name="T2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3e0b942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4057cd6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fo:background-color="#fff200" loext:char-shading-value="0" style:font-style-asian="italic" style:font-weight-asian="bold" style:font-style-complex="italic" style:font-weight-complex="bold"/>
    </style:style>
    <style:style style:name="T25" style:family="text">
      <style:text-properties fo:font-style="italic" fo:font-weight="bold" officeooo:rsid="00ab4647" fo:background-color="#fff200" loext:char-shading-value="0" style:font-style-asian="italic" style:font-weight-asian="bold" style:font-style-complex="italic" style:font-weight-complex="bold"/>
    </style:style>
    <style:style style:name="T26" style:family="text">
      <style:text-properties fo:font-style="italic" fo:font-weight="bold" officeooo:rsid="03e29cbf" fo:background-color="#fff200" loext:char-shading-value="0" style:font-style-asian="italic" style:font-weight-asian="bold" style:font-style-complex="italic" style:font-weight-complex="bold"/>
    </style:style>
    <style:style style:name="T27" style:family="text">
      <style:text-properties officeooo:rsid="00704232"/>
    </style:style>
    <style:style style:name="T28" style:family="text">
      <style:text-properties officeooo:rsid="00fb0d24" fo:background-color="#fff200" loext:char-shading-value="0"/>
    </style:style>
    <style:style style:name="T29" style:family="text">
      <style:text-properties officeooo:rsid="007f05cd" fo:background-color="#fff200" loext:char-shading-value="0"/>
    </style:style>
    <style:style style:name="T30" style:family="text">
      <style:text-properties fo:language="en" fo:country="US" fo:font-weight="normal" fo:background-color="transparent" loext:char-shading-value="0" style:font-weight-asian="normal" style:font-weight-complex="normal"/>
    </style:style>
    <style:style style:name="T31" style:family="text">
      <style:text-properties fo:language="en" fo:country="US" fo:font-weight="normal" officeooo:rsid="00bb70dd" fo:background-color="transparent" loext:char-shading-value="0" style:font-weight-asian="normal" style:font-weight-complex="normal"/>
    </style:style>
    <style:style style:name="T32" style:family="text">
      <style:text-properties fo:language="en" fo:country="US" fo:font-weight="normal" officeooo:rsid="00704232" fo:background-color="transparent" loext:char-shading-value="0" style:font-weight-asian="normal" style:font-weight-complex="normal"/>
    </style:style>
    <style:style style:name="T33" style:family="text">
      <style:text-properties fo:language="en" fo:country="US" fo:font-weight="normal" officeooo:rsid="0260d497" fo:background-color="transparent" loext:char-shading-value="0" style:font-weight-asian="normal" style:font-weight-complex="normal"/>
    </style:style>
    <style:style style:name="T34" style:family="text">
      <style:text-properties fo:language="en" fo:country="US" fo:font-weight="normal" officeooo:rsid="02dfa693" fo:background-color="transparent" loext:char-shading-value="0" style:font-weight-asian="normal" style:font-weight-complex="normal"/>
    </style:style>
    <style:style style:name="T35" style:family="text">
      <style:text-properties fo:language="en" fo:country="US" fo:font-weight="normal" officeooo:rsid="00377c68" fo:background-color="transparent" loext:char-shading-value="0" style:font-weight-asian="normal" style:font-weight-complex="normal"/>
    </style:style>
    <style:style style:name="T36" style:family="text">
      <style:text-properties fo:language="en" fo:country="US" fo:font-weight="normal" officeooo:rsid="0038376e" fo:background-color="transparent" loext:char-shading-value="0" style:font-weight-asian="normal" style:font-weight-complex="normal"/>
    </style:style>
    <style:style style:name="T37" style:family="text">
      <style:text-properties fo:language="en" fo:country="US" fo:font-weight="normal" officeooo:rsid="00707467" fo:background-color="transparent" loext:char-shading-value="0" style:font-weight-asian="normal" style:font-weight-complex="normal"/>
    </style:style>
    <style:style style:name="T38" style:family="text">
      <style:text-properties fo:language="en" fo:country="US" fo:font-weight="normal" officeooo:rsid="00ad7526" fo:background-color="transparent" loext:char-shading-value="0" style:font-weight-asian="normal" style:font-weight-complex="normal"/>
    </style:style>
    <style:style style:name="T39" style:family="text">
      <style:text-properties fo:language="en" fo:country="US" fo:font-weight="normal" officeooo:rsid="03bcd7a8" fo:background-color="transparent" loext:char-shading-value="0" style:font-weight-asian="normal" style:font-weight-complex="normal"/>
    </style:style>
    <style:style style:name="T40" style:family="text">
      <style:text-properties fo:language="en" fo:country="US" fo:font-weight="normal" officeooo:rsid="03c46b51" fo:background-color="transparent" loext:char-shading-value="0" style:font-weight-asian="normal" style:font-weight-complex="normal"/>
    </style:style>
    <style:style style:name="T41" style:family="text">
      <style:text-properties fo:language="en" fo:country="US" fo:font-weight="normal" officeooo:rsid="03ca5597" fo:background-color="transparent" loext:char-shading-value="0" style:font-weight-asian="normal" style:font-weight-complex="normal"/>
    </style:style>
    <style:style style:name="T42" style:family="text">
      <style:text-properties fo:language="en" fo:country="US" fo:font-weight="normal" officeooo:rsid="01f3db75" fo:background-color="transparent" loext:char-shading-value="0" style:font-weight-asian="normal" style:font-weight-complex="normal"/>
    </style:style>
    <style:style style:name="T43" style:family="text">
      <style:text-properties fo:language="en" fo:country="US" fo:font-weight="normal" officeooo:rsid="007d3450" fo:background-color="transparent" loext:char-shading-value="0" style:font-weight-asian="normal" style:font-weight-complex="normal"/>
    </style:style>
    <style:style style:name="T44" style:family="text">
      <style:text-properties fo:language="en" fo:country="US" fo:font-weight="normal" officeooo:rsid="03d3ecb9" fo:background-color="transparent" loext:char-shading-value="0" style:font-weight-asian="normal" style:font-weight-complex="normal"/>
    </style:style>
    <style:style style:name="T45" style:family="text">
      <style:text-properties fo:language="en" fo:country="US" fo:font-weight="normal" officeooo:rsid="0408bc4a" fo:background-color="transparent" loext:char-shading-value="0" style:font-weight-asian="normal" style:font-weight-complex="normal"/>
    </style:style>
    <style:style style:name="T46" style:family="text">
      <style:text-properties fo:language="en" fo:country="US" fo:font-weight="normal" officeooo:rsid="04090b33" fo:background-color="transparent" loext:char-shading-value="0" style:font-weight-asian="normal" style:font-weight-complex="normal"/>
    </style:style>
    <style:style style:name="T47" style:family="text">
      <style:text-properties fo:language="en" fo:country="US" fo:font-weight="normal" officeooo:rsid="03e5c874" fo:background-color="transparent" loext:char-shading-value="0" style:font-weight-asian="normal" style:font-weight-complex="normal"/>
    </style:style>
    <style:style style:name="T48" style:family="text">
      <style:text-properties fo:language="en" fo:country="US" fo:font-weight="normal" officeooo:rsid="040a95f9" fo:background-color="transparent" loext:char-shading-value="0" style:font-weight-asian="normal" style:font-weight-complex="normal"/>
    </style:style>
    <style:style style:name="T49" style:family="text">
      <style:text-properties fo:language="en" fo:country="US" fo:font-weight="normal" officeooo:rsid="040b7ecc" fo:background-color="transparent" loext:char-shading-value="0" style:font-weight-asian="normal" style:font-weight-complex="normal"/>
    </style:style>
    <style:style style:name="T50" style:family="text">
      <style:text-properties fo:language="en" fo:country="US" fo:font-weight="normal" officeooo:rsid="040de984" fo:background-color="transparent" loext:char-shading-value="0" style:font-weight-asian="normal" style:font-weight-complex="normal"/>
    </style:style>
    <style:style style:name="T51" style:family="text">
      <style:text-properties fo:language="en" fo:country="US" fo:font-weight="normal" officeooo:rsid="040f68c5" fo:background-color="transparent" loext:char-shading-value="0" style:font-weight-asian="normal" style:font-weight-complex="normal"/>
    </style:style>
    <style:style style:name="T52" style:family="text">
      <style:text-properties fo:language="en" fo:country="US" fo:font-weight="normal" officeooo:rsid="040fefb5" fo:background-color="transparent" loext:char-shading-value="0" style:font-weight-asian="normal" style:font-weight-complex="normal"/>
    </style:style>
    <style:style style:name="T53" style:family="text">
      <style:text-properties fo:language="en" fo:country="US" fo:font-weight="normal" officeooo:rsid="041611f6" fo:background-color="transparent" loext:char-shading-value="0" style:font-weight-asian="normal" style:font-weight-complex="normal"/>
    </style:style>
    <style:style style:name="T54" style:family="text">
      <style:text-properties fo:language="en" fo:country="US" fo:font-weight="normal" officeooo:rsid="041acb65" fo:background-color="transparent" loext:char-shading-value="0" style:font-weight-asian="normal" style:font-weight-complex="normal"/>
    </style:style>
    <style:style style:name="T55" style:family="text">
      <style:text-properties fo:language="en" fo:country="US" fo:font-weight="normal" officeooo:rsid="041c4d4f" fo:background-color="transparent" loext:char-shading-value="0" style:font-weight-asian="normal" style:font-weight-complex="normal"/>
    </style:style>
    <style:style style:name="T56" style:family="text">
      <style:text-properties fo:language="en" fo:country="US" fo:font-weight="normal" officeooo:rsid="041e27cb" fo:background-color="transparent" loext:char-shading-value="0" style:font-weight-asian="normal" style:font-weight-complex="normal"/>
    </style:style>
    <style:style style:name="T57" style:family="text">
      <style:text-properties fo:language="en" fo:country="US" fo:font-weight="normal" officeooo:rsid="041fe4be" fo:background-color="transparent" loext:char-shading-value="0" style:font-weight-asian="normal" style:font-weight-complex="normal"/>
    </style:style>
    <style:style style:name="T58" style:family="text">
      <style:text-properties fo:language="en" fo:country="US" fo:font-weight="normal" officeooo:rsid="0423b92e" fo:background-color="transparent" loext:char-shading-value="0" style:font-weight-asian="normal" style:font-weight-complex="normal"/>
    </style:style>
    <style:style style:name="T59" style:family="text">
      <style:text-properties fo:language="en" fo:country="US" fo:font-weight="normal" officeooo:rsid="04231722" fo:background-color="transparent" loext:char-shading-value="0" style:font-weight-asian="normal" style:font-weight-complex="normal"/>
    </style:style>
    <style:style style:name="T60" style:family="text">
      <style:text-properties fo:language="en" fo:country="US" fo:font-weight="normal" officeooo:rsid="042696d0" fo:background-color="transparent" loext:char-shading-value="0" style:font-weight-asian="normal" style:font-weight-complex="normal"/>
    </style:style>
    <style:style style:name="T61" style:family="text">
      <style:text-properties fo:language="en" fo:country="US" fo:font-weight="normal" officeooo:rsid="04219852" fo:background-color="transparent" loext:char-shading-value="0" style:font-weight-asian="normal" style:font-weight-complex="normal"/>
    </style:style>
    <style:style style:name="T62" style:family="text">
      <style:text-properties fo:language="en" fo:country="US" fo:font-weight="normal" officeooo:rsid="046042ba" fo:background-color="transparent" loext:char-shading-value="0" style:font-weight-asian="normal" style:font-weight-complex="normal"/>
    </style:style>
    <style:style style:name="T63" style:family="text">
      <style:text-properties fo:language="en" fo:country="US" fo:font-weight="normal" officeooo:rsid="04189ee5" fo:background-color="transparent" loext:char-shading-value="0" style:font-weight-asian="normal" style:font-weight-complex="normal"/>
    </style:style>
    <style:style style:name="T64" style:family="text">
      <style:text-properties fo:language="en" fo:country="US" fo:font-weight="normal" officeooo:rsid="046169c0" fo:background-color="transparent" loext:char-shading-value="0" style:font-weight-asian="normal" style:font-weight-complex="normal"/>
    </style:style>
    <style:style style:name="T65" style:family="text">
      <style:text-properties fo:language="en" fo:country="US" fo:font-weight="normal" officeooo:rsid="046b237b" fo:background-color="transparent" loext:char-shading-value="0" style:font-weight-asian="normal" style:font-weight-complex="normal"/>
    </style:style>
    <style:style style:name="T66" style:family="text">
      <style:text-properties fo:language="en" fo:country="US" fo:font-weight="normal" officeooo:rsid="0100f487" fo:background-color="#dddddd" loext:char-shading-value="0" style:font-weight-asian="normal" style:font-weight-complex="normal"/>
    </style:style>
    <style:style style:name="T67" style:family="text">
      <style:text-properties fo:language="en" fo:country="US" fo:font-weight="normal" officeooo:rsid="00357d7d" fo:background-color="#dddddd" loext:char-shading-value="0" style:font-weight-asian="normal" style:font-weight-complex="normal"/>
    </style:style>
    <style:style style:name="T68" style:family="text">
      <style:text-properties fo:language="en" fo:country="US" fo:font-weight="normal" officeooo:rsid="0014eac0" fo:background-color="#dddddd" loext:char-shading-value="0" style:font-weight-asian="normal" style:font-weight-complex="normal"/>
    </style:style>
    <style:style style:name="T69" style:family="text">
      <style:text-properties fo:language="en" fo:country="US" fo:font-weight="normal" officeooo:rsid="00a176b7" fo:background-color="#dddddd" loext:char-shading-value="0" style:font-weight-asian="normal" style:font-weight-complex="normal"/>
    </style:style>
    <style:style style:name="T70" style:family="text">
      <style:text-properties fo:language="en" fo:country="US" fo:font-weight="normal" officeooo:rsid="00373dfb" fo:background-color="#dddddd" loext:char-shading-value="0" style:font-weight-asian="normal" style:font-weight-complex="normal"/>
    </style:style>
    <style:style style:name="T71" style:family="text">
      <style:text-properties fo:language="en" fo:country="US" fo:font-weight="normal" officeooo:rsid="03c53a69" fo:background-color="#dddddd" loext:char-shading-value="0" style:font-weight-asian="normal" style:font-weight-complex="normal"/>
    </style:style>
    <style:style style:name="T72" style:family="text">
      <style:text-properties fo:language="en" fo:country="US" fo:font-weight="normal" officeooo:rsid="03c6bd9d" fo:background-color="#dddddd" loext:char-shading-value="0" style:font-weight-asian="normal" style:font-weight-complex="normal"/>
    </style:style>
    <style:style style:name="T73" style:family="text">
      <style:text-properties fo:language="en" fo:country="US" fo:font-weight="normal" officeooo:rsid="03c59c41" fo:background-color="#dddddd" loext:char-shading-value="0" style:font-weight-asian="normal" style:font-weight-complex="normal"/>
    </style:style>
    <style:style style:name="T74" style:family="text">
      <style:text-properties fo:language="en" fo:country="US" fo:font-weight="normal" officeooo:rsid="03c8a6cb" fo:background-color="#dddddd" loext:char-shading-value="0" style:font-weight-asian="normal" style:font-weight-complex="normal"/>
    </style:style>
    <style:style style:name="T75" style:family="text">
      <style:text-properties fo:language="en" fo:country="US" fo:font-weight="normal" officeooo:rsid="03c98fd5" fo:background-color="#dddddd" loext:char-shading-value="0" style:font-weight-asian="normal" style:font-weight-complex="normal"/>
    </style:style>
    <style:style style:name="T76" style:family="text">
      <style:text-properties fo:language="en" fo:country="US" fo:font-weight="normal" officeooo:rsid="03ca3a61" fo:background-color="#dddddd" loext:char-shading-value="0" style:font-weight-asian="normal" style:font-weight-complex="normal"/>
    </style:style>
    <style:style style:name="T77" style:family="text">
      <style:text-properties fo:language="en" fo:country="US" fo:font-weight="normal" officeooo:rsid="03d0c5d2" fo:background-color="#dddddd" loext:char-shading-value="0" style:font-weight-asian="normal" style:font-weight-complex="normal"/>
    </style:style>
    <style:style style:name="T78" style:family="text">
      <style:text-properties fo:language="en" fo:country="US" fo:font-weight="normal" officeooo:rsid="03e3d579" fo:background-color="#dddddd" loext:char-shading-value="0" style:font-weight-asian="normal" style:font-weight-complex="normal"/>
    </style:style>
    <style:style style:name="T79" style:family="text">
      <style:text-properties fo:language="en" fo:country="US" fo:font-weight="normal" officeooo:rsid="03d3ecb9" fo:background-color="#dddddd" loext:char-shading-value="0" style:font-weight-asian="normal" style:font-weight-complex="normal"/>
    </style:style>
    <style:style style:name="T80" style:family="text">
      <style:text-properties fo:language="en" fo:country="US" fo:font-weight="normal" officeooo:rsid="040f68c5" fo:background-color="#dddddd" loext:char-shading-value="0" style:font-weight-asian="normal" style:font-weight-complex="normal"/>
    </style:style>
    <style:style style:name="T81" style:family="text">
      <style:text-properties fo:language="en" fo:country="US" fo:font-weight="normal" officeooo:rsid="040fefb5" fo:background-color="#dddddd" loext:char-shading-value="0" style:font-weight-asian="normal" style:font-weight-complex="normal"/>
    </style:style>
    <style:style style:name="T82" style:family="text">
      <style:text-properties fo:language="en" fo:country="US" fo:font-weight="normal" officeooo:rsid="0411d51d" fo:background-color="#dddddd" loext:char-shading-value="0" style:font-weight-asian="normal" style:font-weight-complex="normal"/>
    </style:style>
    <style:style style:name="T83" style:family="text">
      <style:text-properties fo:language="en" fo:country="US" fo:font-weight="normal" officeooo:rsid="045e4a06" fo:background-color="#dddddd" loext:char-shading-value="0" style:font-weight-asian="normal" style:font-weight-complex="normal"/>
    </style:style>
    <style:style style:name="T84" style:family="text">
      <style:text-properties fo:language="en" fo:country="US" fo:font-weight="normal" officeooo:rsid="046042ba" fo:background-color="#dddddd" loext:char-shading-value="0" style:font-weight-asian="normal" style:font-weight-complex="normal"/>
    </style:style>
    <style:style style:name="T85" style:family="text">
      <style:text-properties fo:language="en" fo:country="US" fo:font-weight="normal" officeooo:rsid="0467e2c3" fo:background-color="#dddddd" loext:char-shading-value="0" style:font-weight-asian="normal" style:font-weight-complex="normal"/>
    </style:style>
    <style:style style:name="T86" style:family="text">
      <style:text-properties fo:language="en" fo:country="US" fo:font-weight="normal" style:font-weight-asian="normal" style:font-weight-complex="normal"/>
    </style:style>
    <style:style style:name="T87" style:family="text">
      <style:text-properties fo:language="en" fo:country="US" fo:font-weight="normal" officeooo:rsid="001e4eb8" style:font-weight-asian="normal" style:font-weight-complex="normal"/>
    </style:style>
    <style:style style:name="T88" style:family="text">
      <style:text-properties fo:language="en" fo:country="US" fo:font-weight="normal" officeooo:rsid="0032ee51" style:font-weight-asian="normal" style:font-weight-complex="normal"/>
    </style:style>
    <style:style style:name="T89" style:family="text">
      <style:text-properties fo:language="en" fo:country="US" fo:font-weight="normal" officeooo:rsid="03473ee4" style:font-weight-asian="normal" style:font-weight-complex="normal"/>
    </style:style>
    <style:style style:name="T90" style:family="text">
      <style:text-properties fo:language="en" fo:country="US" fo:font-weight="normal" officeooo:rsid="043dedd8" style:font-weight-asian="normal" style:font-weight-complex="normal"/>
    </style:style>
    <style:style style:name="T91" style:family="text">
      <style:text-properties fo:language="en" fo:country="US" fo:font-weight="normal" officeooo:rsid="0441f7b4" style:font-weight-asian="normal" style:font-weight-complex="normal"/>
    </style:style>
    <style:style style:name="T92" style:family="text">
      <style:text-properties fo:language="en" fo:country="US" fo:font-weight="normal" officeooo:rsid="0445cbe4" style:font-weight-asian="normal" style:font-weight-complex="normal"/>
    </style:style>
    <style:style style:name="T93" style:family="text">
      <style:text-properties fo:language="en" fo:country="US" fo:font-weight="normal" officeooo:rsid="0444b43f" style:font-weight-asian="normal" style:font-weight-complex="normal"/>
    </style:style>
    <style:style style:name="T94" style:family="text">
      <style:text-properties fo:language="en" fo:country="US" fo:font-weight="normal" officeooo:rsid="04466d7d" style:font-weight-asian="normal" style:font-weight-complex="normal"/>
    </style:style>
    <style:style style:name="T95" style:family="text">
      <style:text-properties fo:language="en" fo:country="US" fo:font-weight="normal" officeooo:rsid="04470683" style:font-weight-asian="normal" style:font-weight-complex="normal"/>
    </style:style>
    <style:style style:name="T96" style:family="text">
      <style:text-properties fo:language="en" fo:country="US" fo:font-weight="normal" officeooo:rsid="0448dc89" style:font-weight-asian="normal" style:font-weight-complex="normal"/>
    </style:style>
    <style:style style:name="T97" style:family="text">
      <style:text-properties fo:language="en" fo:country="US" fo:font-weight="normal" officeooo:rsid="044d2341" style:font-weight-asian="normal" style:font-weight-complex="normal"/>
    </style:style>
    <style:style style:name="T98" style:family="text">
      <style:text-properties fo:language="en" fo:country="US" fo:font-weight="normal" officeooo:rsid="044d6f48" style:font-weight-asian="normal" style:font-weight-complex="normal"/>
    </style:style>
    <style:style style:name="T99" style:family="text">
      <style:text-properties fo:language="en" fo:country="US" fo:font-weight="normal" officeooo:rsid="044f5346" style:font-weight-asian="normal" style:font-weight-complex="normal"/>
    </style:style>
    <style:style style:name="T100" style:family="text">
      <style:text-properties fo:language="en" fo:country="US" fo:font-weight="normal" officeooo:rsid="044fb97d" style:font-weight-asian="normal" style:font-weight-complex="normal"/>
    </style:style>
    <style:style style:name="T101" style:family="text">
      <style:text-properties fo:language="en" fo:country="US" fo:font-style="italic" fo:font-weight="bold" fo:background-color="transparent" loext:char-shading-value="0" style:font-style-asian="italic" style:font-weight-asian="bold" style:font-style-complex="italic" style:font-weight-complex="bold"/>
    </style:style>
    <style:style style:name="T102" style:family="text">
      <style:text-properties fo:language="en" fo:country="US" fo:font-style="italic" fo:font-weight="bold" officeooo:rsid="03d3ecb9" fo:background-color="transparent" loext:char-shading-value="0" style:font-style-asian="italic" style:font-weight-asian="bold" style:font-style-complex="italic" style:font-weight-complex="bold"/>
    </style:style>
    <style:style style:name="T103" style:family="text">
      <style:text-properties fo:language="en" fo:country="US" fo:font-style="italic" fo:font-weight="bold" officeooo:rsid="041611f6" fo:background-color="transparent" loext:char-shading-value="0" style:font-style-asian="italic" style:font-weight-asian="bold" style:font-style-complex="italic" style:font-weight-complex="bold"/>
    </style:style>
    <style:style style:name="T104" style:family="text">
      <style:text-properties fo:language="en" fo:country="US" fo:font-style="italic" fo:font-weight="bold" officeooo:rsid="041fe4be" fo:background-color="transparent" loext:char-shading-value="0" style:font-style-asian="italic" style:font-weight-asian="bold" style:font-style-complex="italic" style:font-weight-complex="bold"/>
    </style:style>
    <style:style style:name="T105" style:family="text">
      <style:text-properties fo:language="en" fo:country="US" fo:font-style="italic" fo:font-weight="bold" officeooo:rsid="0423b92e" fo:background-color="transparent" loext:char-shading-value="0" style:font-style-asian="italic" style:font-weight-asian="bold" style:font-style-complex="italic" style:font-weight-complex="bold"/>
    </style:style>
    <style:style style:name="T106" style:family="text">
      <style:text-properties fo:language="en" fo:country="US" fo:font-style="italic" fo:font-weight="bold" officeooo:rsid="043125aa" fo:background-color="transparent" loext:char-shading-value="0" style:font-style-asian="italic" style:font-weight-asian="bold" style:font-style-complex="italic" style:font-weight-complex="bold"/>
    </style:style>
    <style:style style:name="T107" style:family="text">
      <style:text-properties fo:language="en" fo:country="US" fo:font-style="italic" fo:font-weight="bold" officeooo:rsid="0436e8ee" fo:background-color="transparent" loext:char-shading-value="0" style:font-style-asian="italic" style:font-weight-asian="bold" style:font-style-complex="italic" style:font-weight-complex="bold"/>
    </style:style>
    <style:style style:name="T108" style:family="text">
      <style:text-properties fo:language="en" fo:country="US" fo:font-style="italic" fo:font-weight="bold" officeooo:rsid="03efd7cc" fo:background-color="transparent" loext:char-shading-value="0" style:font-style-asian="italic" style:font-weight-asian="bold" style:font-style-complex="italic" style:font-weight-complex="bold"/>
    </style:style>
    <style:style style:name="T109" style:family="text">
      <style:text-properties fo:language="en" fo:country="US" fo:font-style="italic" fo:font-weight="bold" officeooo:rsid="0439564e" fo:background-color="transparent" loext:char-shading-value="0" style:font-style-asian="italic" style:font-weight-asian="bold" style:font-style-complex="italic" style:font-weight-complex="bold"/>
    </style:style>
    <style:style style:name="T110" style:family="text">
      <style:text-properties fo:language="en" fo:country="US" fo:font-style="italic" fo:font-weight="bold" officeooo:rsid="00ab4647" fo:background-color="#fff200" loext:char-shading-value="0" style:font-style-asian="italic" style:font-weight-asian="bold" style:font-style-complex="italic" style:font-weight-complex="bold"/>
    </style:style>
    <style:style style:name="T111" style:family="text">
      <style:text-properties fo:language="en" fo:country="US" fo:font-style="italic" fo:font-weight="bold" officeooo:rsid="04641c73" fo:background-color="#fff200" loext:char-shading-value="0" style:font-style-asian="italic" style:font-weight-asian="bold" style:font-style-complex="italic" style:font-weight-complex="bold"/>
    </style:style>
    <style:style style:name="T112" style:family="text">
      <style:text-properties fo:language="en" fo:country="US" fo:font-style="italic" fo:font-weight="bold" officeooo:rsid="04466d7d" style:font-style-asian="italic" style:font-weight-asian="bold" style:font-style-complex="italic" style:font-weight-complex="bold"/>
    </style:style>
    <style:style style:name="T113" style:family="text">
      <style:text-properties fo:language="en" fo:country="US" fo:font-style="italic" fo:font-weight="bold" officeooo:rsid="0448dc89" style:font-style-asian="italic" style:font-weight-asian="bold" style:font-style-complex="italic" style:font-weight-complex="bold"/>
    </style:style>
    <style:style style:name="T114" style:family="text">
      <style:text-properties fo:language="en" fo:country="US" fo:font-style="italic" fo:font-weight="bold" officeooo:rsid="001e4eb8" style:font-style-asian="italic" style:font-weight-asian="bold" style:font-style-complex="italic" style:font-weight-complex="bold"/>
    </style:style>
    <style:style style:name="T115" style:family="text">
      <style:text-properties fo:language="en" fo:country="US" fo:font-style="italic" fo:font-weight="bold" officeooo:rsid="044d6f48" style:font-style-asian="italic" style:font-weight-asian="bold" style:font-style-complex="italic" style:font-weight-complex="bold"/>
    </style:style>
    <style:style style:name="T116" style:family="text">
      <style:text-properties fo:language="en" fo:country="US" fo:font-style="italic" fo:font-weight="bold" fo:background-color="#dddddd" loext:char-shading-value="0" style:font-style-asian="italic" style:font-weight-asian="bold" style:font-style-complex="italic" style:font-weight-complex="bold"/>
    </style:style>
    <style:style style:name="T117" style:family="text">
      <style:text-properties fo:language="en" fo:country="US" fo:font-style="italic" fo:font-weight="bold" officeooo:rsid="044f5346" fo:background-color="#dddddd" loext:char-shading-value="0" style:font-style-asian="italic" style:font-weight-asian="bold" style:font-style-complex="italic" style:font-weight-complex="bold"/>
    </style:style>
    <style:style style:name="T118" style:family="text">
      <style:text-properties fo:language="en" fo:country="US" fo:font-style="italic" fo:font-weight="bold" officeooo:rsid="0456b98d" fo:background-color="#dddddd" loext:char-shading-value="0" style:font-style-asian="italic" style:font-weight-asian="bold" style:font-style-complex="italic" style:font-weight-complex="bold"/>
    </style:style>
    <style:style style:name="T119" style:family="text">
      <style:text-properties fo:language="en" fo:country="US" fo:font-style="italic" fo:font-weight="normal" fo:background-color="#dddddd" loext:char-shading-value="0" style:font-style-asian="italic" style:font-weight-asian="normal" style:font-style-complex="italic" style:font-weight-complex="normal"/>
    </style:style>
    <style:style style:name="T120" style:family="text">
      <style:text-properties fo:language="en" fo:country="US" fo:font-style="italic" fo:font-weight="normal" officeooo:rsid="040fefb5" fo:background-color="#dddddd" loext:char-shading-value="0" style:font-style-asian="italic" style:font-weight-asian="normal" style:font-style-complex="italic" style:font-weight-complex="normal"/>
    </style:style>
    <style:style style:name="T121" style:family="text">
      <style:text-properties fo:language="en" fo:country="US" fo:font-style="italic" fo:font-weight="normal" officeooo:rsid="01a1af40" fo:background-color="#dddddd" loext:char-shading-value="0" style:font-style-asian="italic" style:font-weight-asian="normal" style:font-style-complex="italic" style:font-weight-complex="normal"/>
    </style:style>
    <style:style style:name="T122" style:family="text">
      <style:text-properties fo:language="en" fo:country="US" fo:font-style="italic" fo:font-weight="normal" officeooo:rsid="0456b98d" fo:background-color="#dddddd" loext:char-shading-value="0" style:font-style-asian="italic" style:font-weight-asian="normal" style:font-style-complex="italic" style:font-weight-complex="normal"/>
    </style:style>
    <style:style style:name="T123" style:family="text">
      <style:text-properties fo:language="en" fo:country="US" fo:font-style="italic" fo:font-weight="normal" officeooo:rsid="0432f98a" fo:background-color="transparent" loext:char-shading-value="0" style:font-style-asian="italic" style:font-weight-asian="normal" style:font-style-complex="italic" style:font-weight-complex="normal"/>
    </style:style>
    <style:style style:name="T124" style:family="text">
      <style:text-properties fo:language="en" fo:country="US" fo:font-style="normal" fo:font-weight="normal" fo:background-color="#dddddd" loext:char-shading-value="0" style:font-style-asian="normal" style:font-weight-asian="normal" style:font-style-complex="normal" style:font-weight-complex="normal"/>
    </style:style>
    <style:style style:name="T125" style:family="text">
      <style:text-properties fo:language="en" fo:country="US" fo:font-style="normal" fo:font-weight="normal" officeooo:rsid="0100f487" fo:background-color="#dddddd" loext:char-shading-value="0" style:font-style-asian="normal" style:font-weight-asian="normal" style:font-style-complex="normal" style:font-weight-complex="normal"/>
    </style:style>
    <style:style style:name="T126" style:family="text">
      <style:text-properties fo:language="en" fo:country="US" fo:font-style="normal" fo:font-weight="normal" officeooo:rsid="01a1af40" fo:background-color="#dddddd" loext:char-shading-value="0" style:font-style-asian="normal" style:font-weight-asian="normal" style:font-style-complex="normal" style:font-weight-complex="normal"/>
    </style:style>
    <style:style style:name="T127" style:family="text">
      <style:text-properties fo:language="en" fo:country="US" fo:font-style="normal" fo:font-weight="normal" officeooo:rsid="03c46b51" fo:background-color="#dddddd" loext:char-shading-value="0" style:font-style-asian="normal" style:font-weight-asian="normal" style:font-style-complex="normal" style:font-weight-complex="normal"/>
    </style:style>
    <style:style style:name="T128" style:family="text">
      <style:text-properties fo:language="en" fo:country="US" fo:font-style="normal" fo:font-weight="normal" officeooo:rsid="042a2a87" fo:background-color="#dddddd" loext:char-shading-value="0" style:font-style-asian="normal" style:font-weight-asian="normal" style:font-style-complex="normal" style:font-weight-complex="normal"/>
    </style:style>
    <style:style style:name="T129" style:family="text">
      <style:text-properties fo:language="en" fo:country="US" fo:font-style="normal" fo:font-weight="normal" officeooo:rsid="043125aa" fo:background-color="#dddddd" loext:char-shading-value="0" style:font-style-asian="normal" style:font-weight-asian="normal" style:font-style-complex="normal" style:font-weight-complex="normal"/>
    </style:style>
    <style:style style:name="T130" style:family="text">
      <style:text-properties fo:language="en" fo:country="US" fo:font-style="normal" fo:font-weight="normal" officeooo:rsid="0432f98a" fo:background-color="#dddddd" loext:char-shading-value="0" style:font-style-asian="normal" style:font-weight-asian="normal" style:font-style-complex="normal" style:font-weight-complex="normal"/>
    </style:style>
    <style:style style:name="T131" style:family="text">
      <style:text-properties fo:language="en" fo:country="US" fo:font-style="normal" fo:font-weight="normal" officeooo:rsid="0457b3db" fo:background-color="#dddddd" loext:char-shading-value="0" style:font-style-asian="normal" style:font-weight-asian="normal" style:font-style-complex="normal" style:font-weight-complex="normal"/>
    </style:style>
    <style:style style:name="T132" style:family="text">
      <style:text-properties fo:language="en" fo:country="US" fo:font-style="normal" fo:font-weight="normal" officeooo:rsid="04625ad2" fo:background-color="#dddddd" loext:char-shading-value="0" style:font-style-asian="normal" style:font-weight-asian="normal" style:font-style-complex="normal" style:font-weight-complex="normal"/>
    </style:style>
    <style:style style:name="T133" style:family="text">
      <style:text-properties fo:language="en" fo:country="US" fo:font-style="normal" fo:font-weight="normal" officeooo:rsid="04641c73" fo:background-color="#dddddd" loext:char-shading-value="0" style:font-style-asian="normal" style:font-weight-asian="normal" style:font-style-complex="normal" style:font-weight-complex="normal"/>
    </style:style>
    <style:style style:name="T134" style:family="text">
      <style:text-properties fo:language="en" fo:country="US" fo:font-style="normal" fo:font-weight="normal" officeooo:rsid="0456b98d" fo:background-color="#dddddd" loext:char-shading-value="0" style:font-style-asian="normal" style:font-weight-asian="normal" style:font-style-complex="normal" style:font-weight-complex="normal"/>
    </style:style>
    <style:style style:name="T135" style:family="text">
      <style:text-properties fo:language="en" fo:country="US" fo:font-style="normal" fo:font-weight="normal" officeooo:rsid="046603fb" fo:background-color="#dddddd" loext:char-shading-value="0" style:font-style-asian="normal" style:font-weight-asian="normal" style:font-style-complex="normal" style:font-weight-complex="normal"/>
    </style:style>
    <style:style style:name="T136" style:family="text">
      <style:text-properties fo:language="en" fo:country="US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137" style:family="text">
      <style:text-properties fo:language="en" fo:country="US" fo:font-style="normal" fo:font-weight="normal" officeooo:rsid="03d3ecb9" fo:background-color="transparent" loext:char-shading-value="0" style:font-style-asian="normal" style:font-weight-asian="normal" style:font-style-complex="normal" style:font-weight-complex="normal"/>
    </style:style>
    <style:style style:name="T138" style:family="text">
      <style:text-properties fo:language="en" fo:country="US" fo:font-style="normal" fo:font-weight="normal" officeooo:rsid="03d5a35f" fo:background-color="transparent" loext:char-shading-value="0" style:font-style-asian="normal" style:font-weight-asian="normal" style:font-style-complex="normal" style:font-weight-complex="normal"/>
    </style:style>
    <style:style style:name="T139" style:family="text">
      <style:text-properties fo:language="en" fo:country="US" fo:font-style="normal" fo:font-weight="normal" officeooo:rsid="007d3450" fo:background-color="transparent" loext:char-shading-value="0" style:font-style-asian="normal" style:font-weight-asian="normal" style:font-style-complex="normal" style:font-weight-complex="normal"/>
    </style:style>
    <style:style style:name="T140" style:family="text">
      <style:text-properties fo:language="en" fo:country="US" fo:font-style="normal" fo:font-weight="normal" officeooo:rsid="01f3db75" fo:background-color="transparent" loext:char-shading-value="0" style:font-style-asian="normal" style:font-weight-asian="normal" style:font-style-complex="normal" style:font-weight-complex="normal"/>
    </style:style>
    <style:style style:name="T141" style:family="text">
      <style:text-properties fo:language="en" fo:country="US" fo:font-style="normal" fo:font-weight="normal" officeooo:rsid="03d74da0" fo:background-color="transparent" loext:char-shading-value="0" style:font-style-asian="normal" style:font-weight-asian="normal" style:font-style-complex="normal" style:font-weight-complex="normal"/>
    </style:style>
    <style:style style:name="T142" style:family="text">
      <style:text-properties fo:language="en" fo:country="US" fo:font-style="normal" fo:font-weight="normal" officeooo:rsid="03db3443" fo:background-color="transparent" loext:char-shading-value="0" style:font-style-asian="normal" style:font-weight-asian="normal" style:font-style-complex="normal" style:font-weight-complex="normal"/>
    </style:style>
    <style:style style:name="T143" style:family="text">
      <style:text-properties fo:language="en" fo:country="US" fo:font-style="normal" fo:font-weight="normal" officeooo:rsid="03de20ea" fo:background-color="transparent" loext:char-shading-value="0" style:font-style-asian="normal" style:font-weight-asian="normal" style:font-style-complex="normal" style:font-weight-complex="normal"/>
    </style:style>
    <style:style style:name="T144" style:family="text">
      <style:text-properties fo:language="en" fo:country="US" fo:font-style="normal" fo:font-weight="normal" officeooo:rsid="03e0b942" fo:background-color="transparent" loext:char-shading-value="0" style:font-style-asian="normal" style:font-weight-asian="normal" style:font-style-complex="normal" style:font-weight-complex="normal"/>
    </style:style>
    <style:style style:name="T145" style:family="text">
      <style:text-properties fo:language="en" fo:country="US" fo:font-style="normal" fo:font-weight="normal" officeooo:rsid="03ee35fb" fo:background-color="transparent" loext:char-shading-value="0" style:font-style-asian="normal" style:font-weight-asian="normal" style:font-style-complex="normal" style:font-weight-complex="normal"/>
    </style:style>
    <style:style style:name="T146" style:family="text">
      <style:text-properties fo:language="en" fo:country="US" fo:font-style="normal" fo:font-weight="normal" officeooo:rsid="03efd7cc" fo:background-color="transparent" loext:char-shading-value="0" style:font-style-asian="normal" style:font-weight-asian="normal" style:font-style-complex="normal" style:font-weight-complex="normal"/>
    </style:style>
    <style:style style:name="T147" style:family="text">
      <style:text-properties fo:language="en" fo:country="US" fo:font-style="normal" fo:font-weight="normal" officeooo:rsid="03f05e34" fo:background-color="transparent" loext:char-shading-value="0" style:font-style-asian="normal" style:font-weight-asian="normal" style:font-style-complex="normal" style:font-weight-complex="normal"/>
    </style:style>
    <style:style style:name="T148" style:family="text">
      <style:text-properties fo:language="en" fo:country="US" fo:font-style="normal" fo:font-weight="normal" officeooo:rsid="042cc69b" fo:background-color="transparent" loext:char-shading-value="0" style:font-style-asian="normal" style:font-weight-asian="normal" style:font-style-complex="normal" style:font-weight-complex="normal"/>
    </style:style>
    <style:style style:name="T149" style:family="text">
      <style:text-properties fo:language="en" fo:country="US" fo:font-style="normal" fo:font-weight="normal" officeooo:rsid="042e84db" fo:background-color="transparent" loext:char-shading-value="0" style:font-style-asian="normal" style:font-weight-asian="normal" style:font-style-complex="normal" style:font-weight-complex="normal"/>
    </style:style>
    <style:style style:name="T150" style:family="text">
      <style:text-properties fo:language="en" fo:country="US" fo:font-style="normal" fo:font-weight="normal" officeooo:rsid="043125aa" fo:background-color="transparent" loext:char-shading-value="0" style:font-style-asian="normal" style:font-weight-asian="normal" style:font-style-complex="normal" style:font-weight-complex="normal"/>
    </style:style>
    <style:style style:name="T151" style:family="text">
      <style:text-properties fo:language="en" fo:country="US" fo:font-style="normal" fo:font-weight="normal" officeooo:rsid="0432f98a" fo:background-color="transparent" loext:char-shading-value="0" style:font-style-asian="normal" style:font-weight-asian="normal" style:font-style-complex="normal" style:font-weight-complex="normal"/>
    </style:style>
    <style:style style:name="T152" style:family="text">
      <style:text-properties fo:language="en" fo:country="US" fo:font-style="normal" fo:font-weight="normal" officeooo:rsid="0433f5d5" fo:background-color="transparent" loext:char-shading-value="0" style:font-style-asian="normal" style:font-weight-asian="normal" style:font-style-complex="normal" style:font-weight-complex="normal"/>
    </style:style>
    <style:style style:name="T153" style:family="text">
      <style:text-properties fo:language="en" fo:country="US" fo:font-style="normal" fo:font-weight="normal" officeooo:rsid="042b45b1" fo:background-color="transparent" loext:char-shading-value="0" style:font-style-asian="normal" style:font-weight-asian="normal" style:font-style-complex="normal" style:font-weight-complex="normal"/>
    </style:style>
    <style:style style:name="T154" style:family="text">
      <style:text-properties fo:language="en" fo:country="US" fo:font-style="normal" fo:font-weight="normal" officeooo:rsid="04346a3c" fo:background-color="transparent" loext:char-shading-value="0" style:font-style-asian="normal" style:font-weight-asian="normal" style:font-style-complex="normal" style:font-weight-complex="normal"/>
    </style:style>
    <style:style style:name="T155" style:family="text">
      <style:text-properties fo:language="en" fo:country="US" fo:font-style="normal" fo:font-weight="normal" officeooo:rsid="03eeae38" fo:background-color="transparent" loext:char-shading-value="0" style:font-style-asian="normal" style:font-weight-asian="normal" style:font-style-complex="normal" style:font-weight-complex="normal"/>
    </style:style>
    <style:style style:name="T156" style:family="text">
      <style:text-properties fo:language="en" fo:country="US" fo:font-style="normal" fo:font-weight="normal" officeooo:rsid="0436e8ee" fo:background-color="transparent" loext:char-shading-value="0" style:font-style-asian="normal" style:font-weight-asian="normal" style:font-style-complex="normal" style:font-weight-complex="normal"/>
    </style:style>
    <style:style style:name="T157" style:family="text">
      <style:text-properties fo:language="en" fo:country="US" fo:font-style="normal" fo:font-weight="normal" officeooo:rsid="03ef8e0d" fo:background-color="transparent" loext:char-shading-value="0" style:font-style-asian="normal" style:font-weight-asian="normal" style:font-style-complex="normal" style:font-weight-complex="normal"/>
    </style:style>
    <style:style style:name="T158" style:family="text">
      <style:text-properties fo:language="en" fo:country="US" fo:font-style="normal" fo:font-weight="normal" officeooo:rsid="043845a8" fo:background-color="transparent" loext:char-shading-value="0" style:font-style-asian="normal" style:font-weight-asian="normal" style:font-style-complex="normal" style:font-weight-complex="normal"/>
    </style:style>
    <style:style style:name="T159" style:family="text">
      <style:text-properties fo:language="en" fo:country="US" fo:font-style="normal" fo:font-weight="normal" officeooo:rsid="0439564e" fo:background-color="transparent" loext:char-shading-value="0" style:font-style-asian="normal" style:font-weight-asian="normal" style:font-style-complex="normal" style:font-weight-complex="normal"/>
    </style:style>
    <style:style style:name="T160" style:family="text">
      <style:text-properties fo:language="en" fo:country="US" fo:font-style="normal" fo:font-weight="normal" officeooo:rsid="043b441e" fo:background-color="transparent" loext:char-shading-value="0" style:font-style-asian="normal" style:font-weight-asian="normal" style:font-style-complex="normal" style:font-weight-complex="normal"/>
    </style:style>
    <style:style style:name="T161" style:family="text">
      <style:text-properties fo:language="en" fo:country="US" fo:font-style="normal" fo:font-weight="normal" officeooo:rsid="043c92a1" fo:background-color="transparent" loext:char-shading-value="0" style:font-style-asian="normal" style:font-weight-asian="normal" style:font-style-complex="normal" style:font-weight-complex="normal"/>
    </style:style>
    <style:style style:name="T162" style:family="text">
      <style:text-properties fo:language="en" fo:country="US" fo:font-style="normal" fo:font-weight="normal" officeooo:rsid="0457b3db" fo:background-color="transparent" loext:char-shading-value="0" style:font-style-asian="normal" style:font-weight-asian="normal" style:font-style-complex="normal" style:font-weight-complex="normal"/>
    </style:style>
    <style:style style:name="T163" style:family="text">
      <style:text-properties fo:language="en" fo:country="US" fo:font-style="normal" fo:font-weight="normal" officeooo:rsid="04585b94" fo:background-color="transparent" loext:char-shading-value="0" style:font-style-asian="normal" style:font-weight-asian="normal" style:font-style-complex="normal" style:font-weight-complex="normal"/>
    </style:style>
    <style:style style:name="T164" style:family="text">
      <style:text-properties fo:language="en" fo:country="US" fo:font-style="normal" fo:font-weight="normal" officeooo:rsid="0459743d" fo:background-color="transparent" loext:char-shading-value="0" style:font-style-asian="normal" style:font-weight-asian="normal" style:font-style-complex="normal" style:font-weight-complex="normal"/>
    </style:style>
    <style:style style:name="T165" style:family="text">
      <style:text-properties fo:language="en" fo:country="US" fo:font-style="normal" fo:font-weight="normal" officeooo:rsid="0459b205" fo:background-color="transparent" loext:char-shading-value="0" style:font-style-asian="normal" style:font-weight-asian="normal" style:font-style-complex="normal" style:font-weight-complex="normal"/>
    </style:style>
    <style:style style:name="T166" style:family="text">
      <style:text-properties fo:language="en" fo:country="US" fo:font-style="normal" fo:font-weight="normal" officeooo:rsid="045e4a06" fo:background-color="transparent" loext:char-shading-value="0" style:font-style-asian="normal" style:font-weight-asian="normal" style:font-style-complex="normal" style:font-weight-complex="normal"/>
    </style:style>
    <style:style style:name="T167" style:family="text">
      <style:text-properties fo:language="en" fo:country="US" fo:font-style="normal" fo:font-weight="normal" officeooo:rsid="04625ad2" fo:background-color="transparent" loext:char-shading-value="0" style:font-style-asian="normal" style:font-weight-asian="normal" style:font-style-complex="normal" style:font-weight-complex="normal"/>
    </style:style>
    <style:style style:name="T168" style:family="text">
      <style:text-properties fo:language="en" fo:country="US" fo:font-style="normal" fo:font-weight="normal" officeooo:rsid="0467e2c3" fo:background-color="transparent" loext:char-shading-value="0" style:font-style-asian="normal" style:font-weight-asian="normal" style:font-style-complex="normal" style:font-weight-complex="normal"/>
    </style:style>
    <style:style style:name="T169" style:family="text">
      <style:text-properties fo:language="en" fo:country="US" fo:font-style="normal" fo:font-weight="normal" officeooo:rsid="04346a3c" style:font-style-asian="normal" style:font-weight-asian="normal" style:font-style-complex="normal" style:font-weight-complex="normal"/>
    </style:style>
    <style:style style:name="T170" style:family="text">
      <style:text-properties fo:language="en" fo:country="US" fo:font-style="normal" fo:font-weight="normal" officeooo:rsid="0457b3db" style:font-style-asian="normal" style:font-weight-asian="normal" style:font-style-complex="normal" style:font-weight-complex="normal"/>
    </style:style>
    <style:style style:name="T171" style:family="text">
      <style:text-properties fo:language="en" fo:country="US" fo:font-style="normal" fo:font-weight="bold" officeooo:rsid="007d3450" fo:background-color="#fff200" loext:char-shading-value="0" style:font-style-asian="normal" style:font-weight-asian="bold" style:font-style-complex="normal" style:font-weight-complex="bold"/>
    </style:style>
    <style:style style:name="T172" style:family="text">
      <style:text-properties fo:language="en" fo:country="US" fo:font-style="normal" fo:font-weight="bold" officeooo:rsid="00ab4647" fo:background-color="#fff200" loext:char-shading-value="0" style:font-style-asian="normal" style:font-weight-asian="bold" style:font-style-complex="normal" style:font-weight-complex="bold"/>
    </style:style>
    <style:style style:name="T173" style:family="text">
      <style:text-properties fo:language="en" fo:country="US" fo:font-style="normal" fo:font-weight="bold" fo:background-color="transparent" loext:char-shading-value="0" style:font-style-asian="normal" style:font-weight-asian="bold" style:font-style-complex="normal" style:font-weight-complex="bold"/>
    </style:style>
    <style:style style:name="T174" style:family="text">
      <style:text-properties fo:language="en" fo:country="US" fo:font-style="normal" fo:font-weight="bold" officeooo:rsid="007d3450" fo:background-color="transparent" loext:char-shading-value="0" style:font-style-asian="normal" style:font-weight-asian="bold" style:font-style-complex="normal" style:font-weight-complex="bold"/>
    </style:style>
    <style:style style:name="T175" style:family="text">
      <style:text-properties fo:language="en" fo:country="US" fo:font-style="normal" fo:font-weight="bold" officeooo:rsid="03d3ecb9" fo:background-color="transparent" loext:char-shading-value="0" style:font-style-asian="normal" style:font-weight-asian="bold" style:font-style-complex="normal" style:font-weight-complex="bold"/>
    </style:style>
    <style:style style:name="T176" style:family="text">
      <style:text-properties fo:language="en" fo:country="US" fo:font-style="normal" fo:font-weight="bold" officeooo:rsid="03d5a35f" fo:background-color="transparent" loext:char-shading-value="0" style:font-style-asian="normal" style:font-weight-asian="bold" style:font-style-complex="normal" style:font-weight-complex="bold"/>
    </style:style>
    <style:style style:name="T177" style:family="text">
      <style:text-properties fo:language="en" fo:country="US" fo:font-style="normal" fo:font-weight="bold" officeooo:rsid="03d74da0" fo:background-color="transparent" loext:char-shading-value="0" style:font-style-asian="normal" style:font-weight-asian="bold" style:font-style-complex="normal" style:font-weight-complex="bold"/>
    </style:style>
    <style:style style:name="T178" style:family="text">
      <style:text-properties fo:language="en" fo:country="US" fo:font-style="normal" fo:font-weight="bold" officeooo:rsid="03db3443" fo:background-color="transparent" loext:char-shading-value="0" style:font-style-asian="normal" style:font-weight-asian="bold" style:font-style-complex="normal" style:font-weight-complex="bold"/>
    </style:style>
    <style:style style:name="T179" style:family="text">
      <style:text-properties fo:language="en" fo:country="US" fo:font-style="normal" fo:font-weight="bold" officeooo:rsid="043125aa" fo:background-color="transparent" loext:char-shading-value="0" style:font-style-asian="normal" style:font-weight-asian="bold" style:font-style-complex="normal" style:font-weight-complex="bold"/>
    </style:style>
    <style:style style:name="T180" style:family="text">
      <style:text-properties fo:language="en" fo:country="US" fo:font-style="normal" fo:font-weight="bold" officeooo:rsid="042e84db" fo:background-color="transparent" loext:char-shading-value="0" style:font-style-asian="normal" style:font-weight-asian="bold" style:font-style-complex="normal" style:font-weight-complex="bold"/>
    </style:style>
    <style:style style:name="T181" style:family="text">
      <style:text-properties fo:language="en" fo:country="US" fo:font-style="normal" fo:font-weight="bold" officeooo:rsid="03ee35fb" fo:background-color="transparent" loext:char-shading-value="0" style:font-style-asian="normal" style:font-weight-asian="bold" style:font-style-complex="normal" style:font-weight-complex="bold"/>
    </style:style>
    <style:style style:name="T182" style:family="text">
      <style:text-properties fo:language="en" fo:country="US" fo:font-style="normal" fo:font-weight="bold" officeooo:rsid="0432f98a" fo:background-color="transparent" loext:char-shading-value="0" style:font-style-asian="normal" style:font-weight-asian="bold" style:font-style-complex="normal" style:font-weight-complex="bold"/>
    </style:style>
    <style:style style:name="T183" style:family="text">
      <style:text-properties fo:language="en" fo:country="US" fo:font-style="normal" fo:font-weight="bold" officeooo:rsid="0433f5d5" fo:background-color="transparent" loext:char-shading-value="0" style:font-style-asian="normal" style:font-weight-asian="bold" style:font-style-complex="normal" style:font-weight-complex="bold"/>
    </style:style>
    <style:style style:name="T184" style:family="text">
      <style:text-properties fo:language="en" fo:country="US" fo:font-style="normal" fo:font-weight="bold" officeooo:rsid="042b45b1" fo:background-color="transparent" loext:char-shading-value="0" style:font-style-asian="normal" style:font-weight-asian="bold" style:font-style-complex="normal" style:font-weight-complex="bold"/>
    </style:style>
    <style:style style:name="T185" style:family="text">
      <style:text-properties fo:language="en" fo:country="US" fo:font-style="normal" fo:font-weight="bold" officeooo:rsid="04346a3c" fo:background-color="transparent" loext:char-shading-value="0" style:font-style-asian="normal" style:font-weight-asian="bold" style:font-style-complex="normal" style:font-weight-complex="bold"/>
    </style:style>
    <style:style style:name="T186" style:family="text">
      <style:text-properties fo:language="en" fo:country="US" fo:font-style="normal" fo:font-weight="bold" officeooo:rsid="0436e8ee" fo:background-color="transparent" loext:char-shading-value="0" style:font-style-asian="normal" style:font-weight-asian="bold" style:font-style-complex="normal" style:font-weight-complex="bold"/>
    </style:style>
    <style:style style:name="T187" style:family="text">
      <style:text-properties fo:language="en" fo:country="US" fo:font-style="normal" fo:font-weight="bold" officeooo:rsid="03eeae38" fo:background-color="transparent" loext:char-shading-value="0" style:font-style-asian="normal" style:font-weight-asian="bold" style:font-style-complex="normal" style:font-weight-complex="bold"/>
    </style:style>
    <style:style style:name="T188" style:family="text">
      <style:text-properties fo:language="en" fo:country="US" fo:font-style="normal" fo:font-weight="bold" officeooo:rsid="043b441e" fo:background-color="transparent" loext:char-shading-value="0" style:font-style-asian="normal" style:font-weight-asian="bold" style:font-style-complex="normal" style:font-weight-complex="bold"/>
    </style:style>
    <style:style style:name="T189" style:family="text">
      <style:text-properties fo:language="en" fo:country="US" fo:font-style="normal" fo:font-weight="bold" officeooo:rsid="03efd7cc" fo:background-color="transparent" loext:char-shading-value="0" style:font-style-asian="normal" style:font-weight-asian="bold" style:font-style-complex="normal" style:font-weight-complex="bold"/>
    </style:style>
    <style:style style:name="T190" style:family="text">
      <style:text-properties fo:language="en" fo:country="US" fo:font-style="normal" fo:font-weight="bold" officeooo:rsid="03f05e34" fo:background-color="transparent" loext:char-shading-value="0" style:font-style-asian="normal" style:font-weight-asian="bold" style:font-style-complex="normal" style:font-weight-complex="bold"/>
    </style:style>
    <style:style style:name="T191" style:family="text">
      <style:text-properties fo:language="en" fo:country="US" fo:font-style="normal" fo:font-weight="bold" officeooo:rsid="0457b3db" fo:background-color="transparent" loext:char-shading-value="0" style:font-style-asian="normal" style:font-weight-asian="bold" style:font-style-complex="normal" style:font-weight-complex="bold"/>
    </style:style>
    <style:style style:name="T192" style:family="text">
      <style:text-properties fo:language="en" fo:country="US" fo:font-style="normal" fo:font-weight="bold" officeooo:rsid="0459743d" fo:background-color="transparent" loext:char-shading-value="0" style:font-style-asian="normal" style:font-weight-asian="bold" style:font-style-complex="normal" style:font-weight-complex="bold"/>
    </style:style>
    <style:style style:name="T193" style:family="text">
      <style:text-properties fo:language="en" fo:country="US" fo:font-style="normal" fo:font-weight="bold" officeooo:rsid="0459b205" fo:background-color="transparent" loext:char-shading-value="0" style:font-style-asian="normal" style:font-weight-asian="bold" style:font-style-complex="normal" style:font-weight-complex="bold"/>
    </style:style>
    <style:style style:name="T194" style:family="text">
      <style:text-properties fo:language="en" fo:country="US" fo:font-style="normal" fo:font-weight="bold" officeooo:rsid="01a1af40" fo:background-color="#dddddd" loext:char-shading-value="0" style:font-style-asian="normal" style:font-weight-asian="bold" style:font-style-complex="normal" style:font-weight-complex="bold"/>
    </style:style>
    <style:style style:name="T195" style:family="text">
      <style:text-properties fo:language="en" fo:country="US" fo:font-style="normal" fo:font-weight="bold" officeooo:rsid="0457b3db" fo:background-color="#dddddd" loext:char-shading-value="0" style:font-style-asian="normal" style:font-weight-asian="bold" style:font-style-complex="normal" style:font-weight-complex="bold"/>
    </style:style>
    <style:style style:name="T196" style:family="text">
      <style:text-properties fo:language="en" fo:country="US" fo:font-style="normal" fo:font-weight="bold" officeooo:rsid="0457b3db" style:font-style-asian="normal" style:font-weight-asian="bold" style:font-style-complex="normal" style:font-weight-complex="bold"/>
    </style:style>
    <style:style style:name="T197" style:family="text">
      <style:text-properties fo:language="en" fo:country="US" fo:font-weight="bold" officeooo:rsid="007d3450" fo:background-color="#fff200" loext:char-shading-value="0" style:font-weight-asian="bold" style:font-weight-complex="bold"/>
    </style:style>
    <style:style style:name="T198" style:family="text">
      <style:text-properties fo:language="en" fo:country="US" fo:font-weight="bold" officeooo:rsid="02dfed25" fo:background-color="#fff200" loext:char-shading-value="0" style:font-weight-asian="bold" style:font-weight-complex="bold"/>
    </style:style>
    <style:style style:name="T199" style:family="text">
      <style:text-properties fo:language="en" fo:country="US" fo:font-weight="bold" officeooo:rsid="02ed6da8" fo:background-color="#fff200" loext:char-shading-value="0" style:font-weight-asian="bold" style:font-weight-complex="bold"/>
    </style:style>
    <style:style style:name="T200" style:family="text">
      <style:text-properties fo:language="en" fo:country="US" fo:font-weight="bold" officeooo:rsid="00704232" fo:background-color="#fff200" loext:char-shading-value="0" style:font-weight-asian="bold" style:font-weight-complex="bold"/>
    </style:style>
    <style:style style:name="T201" style:family="text">
      <style:text-properties fo:language="en" fo:country="US" fo:font-weight="bold" officeooo:rsid="0094c10f" fo:background-color="#fff200" loext:char-shading-value="0" style:font-weight-asian="bold" style:font-weight-complex="bold"/>
    </style:style>
    <style:style style:name="T202" style:family="text">
      <style:text-properties fo:language="en" fo:country="US" fo:font-weight="bold" officeooo:rsid="03c46b51" fo:background-color="#fff200" loext:char-shading-value="0" style:font-weight-asian="bold" style:font-weight-complex="bold"/>
    </style:style>
    <style:style style:name="T203" style:family="text">
      <style:text-properties fo:language="en" fo:country="US" fo:font-weight="bold" officeooo:rsid="03c98fd5" fo:background-color="#fff200" loext:char-shading-value="0" style:font-weight-asian="bold" style:font-weight-complex="bold"/>
    </style:style>
    <style:style style:name="T204" style:family="text">
      <style:text-properties fo:language="en" fo:country="US" fo:font-weight="bold" officeooo:rsid="03d3ecb9" fo:background-color="#fff200" loext:char-shading-value="0" style:font-weight-asian="bold" style:font-weight-complex="bold"/>
    </style:style>
    <style:style style:name="T205" style:family="text">
      <style:text-properties fo:language="en" fo:country="US" fo:font-weight="bold" officeooo:rsid="00ab4647" fo:background-color="#fff200" loext:char-shading-value="0" style:font-weight-asian="bold" style:font-weight-complex="bold"/>
    </style:style>
    <style:style style:name="T206" style:family="text">
      <style:text-properties fo:language="en" fo:country="US" fo:font-weight="bold" officeooo:rsid="04090b33" fo:background-color="#fff200" loext:char-shading-value="0" style:font-weight-asian="bold" style:font-weight-complex="bold"/>
    </style:style>
    <style:style style:name="T207" style:family="text">
      <style:text-properties fo:language="en" fo:country="US" fo:font-weight="bold" officeooo:rsid="0100f487" fo:background-color="#dddddd" loext:char-shading-value="0" style:font-weight-asian="bold" style:font-weight-complex="bold"/>
    </style:style>
    <style:style style:name="T208" style:family="text">
      <style:text-properties fo:language="en" fo:country="US" fo:font-weight="bold" officeooo:rsid="02dfed25" fo:background-color="#dddddd" loext:char-shading-value="0" style:font-weight-asian="bold" style:font-weight-complex="bold"/>
    </style:style>
    <style:style style:name="T209" style:family="text">
      <style:text-properties fo:language="en" fo:country="US" fo:font-weight="bold" officeooo:rsid="036567b0" fo:background-color="#dddddd" loext:char-shading-value="0" style:font-weight-asian="bold" style:font-weight-complex="bold"/>
    </style:style>
    <style:style style:name="T210" style:family="text">
      <style:text-properties fo:language="en" fo:country="US" fo:font-weight="bold" officeooo:rsid="03c46b51" fo:background-color="#dddddd" loext:char-shading-value="0" style:font-weight-asian="bold" style:font-weight-complex="bold"/>
    </style:style>
    <style:style style:name="T211" style:family="text">
      <style:text-properties fo:language="en" fo:country="US" fo:font-weight="bold" officeooo:rsid="03c98fd5" fo:background-color="#dddddd" loext:char-shading-value="0" style:font-weight-asian="bold" style:font-weight-complex="bold"/>
    </style:style>
    <style:style style:name="T212" style:family="text">
      <style:text-properties fo:language="en" fo:country="US" fo:font-weight="bold" officeooo:rsid="03c8a6cb" fo:background-color="#dddddd" loext:char-shading-value="0" style:font-weight-asian="bold" style:font-weight-complex="bold"/>
    </style:style>
    <style:style style:name="T213" style:family="text">
      <style:text-properties fo:language="en" fo:country="US" fo:font-weight="bold" officeooo:rsid="03d0c5d2" fo:background-color="#dddddd" loext:char-shading-value="0" style:font-weight-asian="bold" style:font-weight-complex="bold"/>
    </style:style>
    <style:style style:name="T214" style:family="text">
      <style:text-properties fo:language="en" fo:country="US" fo:font-weight="bold" officeooo:rsid="03e3d579" fo:background-color="#dddddd" loext:char-shading-value="0" style:font-weight-asian="bold" style:font-weight-complex="bold"/>
    </style:style>
    <style:style style:name="T215" style:family="text">
      <style:text-properties fo:language="en" fo:country="US" fo:font-weight="bold" officeooo:rsid="03d3ecb9" fo:background-color="#dddddd" loext:char-shading-value="0" style:font-weight-asian="bold" style:font-weight-complex="bold"/>
    </style:style>
    <style:style style:name="T216" style:family="text">
      <style:text-properties fo:language="en" fo:country="US" fo:font-weight="bold" fo:background-color="transparent" loext:char-shading-value="0" style:font-weight-asian="bold" style:font-weight-complex="bold"/>
    </style:style>
    <style:style style:name="T217" style:family="text">
      <style:text-properties fo:language="en" fo:country="US" fo:font-weight="bold" officeooo:rsid="007d3450" fo:background-color="transparent" loext:char-shading-value="0" style:font-weight-asian="bold" style:font-weight-complex="bold"/>
    </style:style>
    <style:style style:name="T218" style:family="text">
      <style:text-properties fo:language="en" fo:country="US" fo:font-weight="bold" officeooo:rsid="00377c68" fo:background-color="transparent" loext:char-shading-value="0" style:font-weight-asian="bold" style:font-weight-complex="bold"/>
    </style:style>
    <style:style style:name="T219" style:family="text">
      <style:text-properties fo:language="en" fo:country="US" fo:font-weight="bold" officeooo:rsid="03c46b51" fo:background-color="transparent" loext:char-shading-value="0" style:font-weight-asian="bold" style:font-weight-complex="bold"/>
    </style:style>
    <style:style style:name="T220" style:family="text">
      <style:text-properties fo:language="en" fo:country="US" fo:font-weight="bold" officeooo:rsid="02e3bc6b" fo:background-color="transparent" loext:char-shading-value="0" style:font-weight-asian="bold" style:font-weight-complex="bold"/>
    </style:style>
    <style:style style:name="T221" style:family="text">
      <style:text-properties fo:language="en" fo:country="US" fo:font-weight="bold" officeooo:rsid="0408bc4a" fo:background-color="transparent" loext:char-shading-value="0" style:font-weight-asian="bold" style:font-weight-complex="bold"/>
    </style:style>
    <style:style style:name="T222" style:family="text">
      <style:text-properties fo:language="en" fo:country="US" fo:font-weight="bold" officeooo:rsid="03e5c874" fo:background-color="transparent" loext:char-shading-value="0" style:font-weight-asian="bold" style:font-weight-complex="bold"/>
    </style:style>
    <style:style style:name="T223" style:family="text">
      <style:text-properties fo:language="en" fo:country="US" fo:font-weight="bold" officeooo:rsid="040de984" fo:background-color="transparent" loext:char-shading-value="0" style:font-weight-asian="bold" style:font-weight-complex="bold"/>
    </style:style>
    <style:style style:name="T224" style:family="text">
      <style:text-properties fo:language="en" fo:country="US" fo:font-weight="bold" officeooo:rsid="040b7ecc" fo:background-color="transparent" loext:char-shading-value="0" style:font-weight-asian="bold" style:font-weight-complex="bold"/>
    </style:style>
    <style:style style:name="T225" style:family="text">
      <style:text-properties fo:language="en" fo:country="US" fo:font-weight="bold" officeooo:rsid="040f68c5" fo:background-color="transparent" loext:char-shading-value="0" style:font-weight-asian="bold" style:font-weight-complex="bold"/>
    </style:style>
    <style:style style:name="T226" style:family="text">
      <style:text-properties fo:language="en" fo:country="US" fo:font-weight="bold" officeooo:rsid="040fefb5" fo:background-color="transparent" loext:char-shading-value="0" style:font-weight-asian="bold" style:font-weight-complex="bold"/>
    </style:style>
    <style:style style:name="T227" style:family="text">
      <style:text-properties fo:language="en" fo:country="US" fo:font-weight="bold" officeooo:rsid="0411d51d" fo:background-color="transparent" loext:char-shading-value="0" style:font-weight-asian="bold" style:font-weight-complex="bold"/>
    </style:style>
    <style:style style:name="T228" style:family="text">
      <style:text-properties fo:language="en" fo:country="US" fo:font-weight="bold" officeooo:rsid="041611f6" fo:background-color="transparent" loext:char-shading-value="0" style:font-weight-asian="bold" style:font-weight-complex="bold"/>
    </style:style>
    <style:style style:name="T229" style:family="text">
      <style:text-properties fo:language="en" fo:country="US" fo:font-weight="bold" officeooo:rsid="041acb65" fo:background-color="transparent" loext:char-shading-value="0" style:font-weight-asian="bold" style:font-weight-complex="bold"/>
    </style:style>
    <style:style style:name="T230" style:family="text">
      <style:text-properties fo:language="en" fo:country="US" fo:font-weight="bold" officeooo:rsid="041e27cb" fo:background-color="transparent" loext:char-shading-value="0" style:font-weight-asian="bold" style:font-weight-complex="bold"/>
    </style:style>
    <style:style style:name="T231" style:family="text">
      <style:text-properties fo:language="en" fo:country="US" fo:font-weight="bold" officeooo:rsid="0423b92e" fo:background-color="transparent" loext:char-shading-value="0" style:font-weight-asian="bold" style:font-weight-complex="bold"/>
    </style:style>
    <style:style style:name="T232" style:family="text">
      <style:text-properties fo:language="en" fo:country="US" fo:font-weight="bold" officeooo:rsid="042696d0" fo:background-color="transparent" loext:char-shading-value="0" style:font-weight-asian="bold" style:font-weight-complex="bold"/>
    </style:style>
    <style:style style:name="T233" style:family="text">
      <style:text-properties fo:language="en" fo:country="US" fo:font-weight="bold" officeooo:rsid="046169c0" fo:background-color="transparent" loext:char-shading-value="0" style:font-weight-asian="bold" style:font-weight-complex="bold"/>
    </style:style>
    <style:style style:name="T234" style:family="text">
      <style:text-properties fo:language="en" fo:country="US" fo:font-weight="bold" style:font-weight-asian="bold" style:font-weight-complex="bold"/>
    </style:style>
    <style:style style:name="T235" style:family="text">
      <style:text-properties fo:language="en" fo:country="US" fo:font-weight="bold" officeooo:rsid="00704232" style:font-weight-asian="bold" style:font-weight-complex="bold"/>
    </style:style>
    <style:style style:name="T236" style:family="text">
      <style:text-properties fo:language="en" fo:country="US" fo:font-weight="bold" officeooo:rsid="001e4eb8" style:font-weight-asian="bold" style:font-weight-complex="bold"/>
    </style:style>
    <style:style style:name="T237" style:family="text">
      <style:text-properties fo:language="en" fo:country="US" fo:font-weight="bold" officeooo:rsid="00d88c8c" style:font-weight-asian="bold" style:font-weight-complex="bold"/>
    </style:style>
    <style:style style:name="T238" style:family="text">
      <style:text-properties fo:language="en" fo:country="US" fo:font-weight="bold" officeooo:rsid="0441f7b4" style:font-weight-asian="bold" style:font-weight-complex="bold"/>
    </style:style>
    <style:style style:name="T239" style:family="text">
      <style:text-properties fo:language="en" fo:country="US" fo:font-weight="bold" officeooo:rsid="0445cbe4" style:font-weight-asian="bold" style:font-weight-complex="bold"/>
    </style:style>
    <style:style style:name="T240" style:family="text">
      <style:text-properties fo:language="en" fo:country="US" fo:font-weight="bold" officeooo:rsid="04470683" style:font-weight-asian="bold" style:font-weight-complex="bold"/>
    </style:style>
    <style:style style:name="T241" style:family="text">
      <style:text-properties fo:language="en" fo:country="US" fo:font-weight="bold" officeooo:rsid="0448dc89" style:font-weight-asian="bold" style:font-weight-complex="bold"/>
    </style:style>
    <style:style style:name="T242" style:family="text">
      <style:text-properties fo:language="en" fo:country="US" fo:font-weight="bold" officeooo:rsid="044d6f48" style:font-weight-asian="bold" style:font-weight-complex="bold"/>
    </style:style>
    <style:style style:name="T243" style:family="text">
      <style:text-properties fo:language="en" fo:country="US" fo:font-weight="bold" officeooo:rsid="044f5346" style:font-weight-asian="bold" style:font-weight-complex="bold"/>
    </style:style>
    <style:style style:name="T244" style:family="text">
      <style:text-properties fo:language="en" fo:country="US" fo:font-weight="bold" officeooo:rsid="044fb97d" style:font-weight-asian="bold" style:font-weight-complex="bold"/>
    </style:style>
    <style:style style:name="T245" style:family="text">
      <style:text-properties fo:language="en" fo:country="US" officeooo:rsid="00bb70dd"/>
    </style:style>
    <style:style style:name="T246" style:family="text">
      <style:text-properties fo:language="en" fo:country="US" officeooo:rsid="00704232"/>
    </style:style>
    <style:style style:name="T247" style:family="text">
      <style:text-properties fo:language="en" fo:country="US" officeooo:rsid="0032ee51"/>
    </style:style>
    <style:style style:name="T248" style:family="text">
      <style:text-properties fo:language="en" fo:country="US" officeooo:rsid="04641c73"/>
    </style:style>
    <style:style style:name="T249" style:family="text">
      <style:text-properties fo:color="#999999" loext:opacity="100%" fo:font-weight="bold" officeooo:rsid="001e4eb8" style:font-weight-asian="bold" style:font-weight-complex="bold"/>
    </style:style>
    <style:style style:name="T250" style:family="text">
      <style:text-properties fo:color="#999999" loext:opacity="100%" fo:font-weight="bold" officeooo:rsid="00373dfb" style:font-weight-asian="bold" style:font-weight-complex="bold"/>
    </style:style>
    <style:style style:name="T251" style:family="text">
      <style:text-properties fo:color="#999999" loext:opacity="100%" fo:font-weight="bold" officeooo:rsid="01ebd016" style:font-weight-asian="bold" style:font-weight-complex="bold"/>
    </style:style>
    <style:style style:name="T252" style:family="text">
      <style:text-properties fo:color="#999999" loext:opacity="100%" fo:font-weight="bold" officeooo:rsid="014f0a12" style:font-weight-asian="bold" style:font-weight-complex="bold"/>
    </style:style>
    <style:style style:name="T253" style:family="text">
      <style:text-properties fo:color="#999999" loext:opacity="100%" fo:font-weight="bold" officeooo:rsid="03efad13" style:font-weight-asian="bold" style:font-weight-complex="bold"/>
    </style:style>
    <style:style style:name="T254" style:family="text">
      <style:text-properties fo:color="#999999" loext:opacity="100%" fo:font-weight="bold" officeooo:rsid="001e4eb8" fo:background-color="#ffffff" loext:char-shading-value="0" style:font-weight-asian="bold" style:font-weight-complex="bold"/>
    </style:style>
    <style:style style:name="T255" style:family="text">
      <style:text-properties fo:color="#999999" loext:opacity="100%" fo:font-weight="bold" officeooo:rsid="00373dfb" fo:background-color="#ffffff" loext:char-shading-value="0" style:font-weight-asian="bold" style:font-weight-complex="bold"/>
    </style:style>
    <style:style style:name="T256" style:family="text">
      <style:text-properties fo:color="#999999" loext:opacity="100%" fo:font-weight="bold" officeooo:rsid="02197992" fo:background-color="#ffffff" loext:char-shading-value="0" style:font-weight-asian="bold" style:font-weight-complex="bold"/>
    </style:style>
    <style:style style:name="T257" style:family="text">
      <style:text-properties fo:color="#999999" loext:opacity="100%" fo:font-weight="bold" officeooo:rsid="014f0a12" fo:background-color="#ffffff" loext:char-shading-value="0" style:font-weight-asian="bold" style:font-weight-complex="bold"/>
    </style:style>
    <style:style style:name="T258" style:family="text">
      <style:text-properties fo:color="#999999" loext:opacity="100%" fo:font-weight="bold" officeooo:rsid="044a6b78" fo:background-color="#ffffff" loext:char-shading-value="0" style:font-weight-asian="bold" style:font-weight-complex="bold"/>
    </style:style>
    <style:style style:name="T259" style:family="text">
      <style:text-properties fo:color="#999999" loext:opacity="100%" fo:language="en" fo:country="US" fo:font-weight="normal" officeooo:rsid="028af2ba" fo:background-color="transparent" loext:char-shading-value="0" style:font-weight-asian="normal" style:font-weight-complex="normal"/>
    </style:style>
    <style:style style:name="T260" style:family="text">
      <style:text-properties fo:color="#999999" loext:opacity="100%" fo:language="en" fo:country="US" fo:font-weight="normal" officeooo:rsid="03bb9eb9" fo:background-color="transparent" loext:char-shading-value="0" style:font-weight-asian="normal" style:font-weight-complex="normal"/>
    </style:style>
    <style:style style:name="T261" style:family="text">
      <style:text-properties fo:color="#999999" loext:opacity="100%" fo:language="en" fo:country="US" fo:font-style="normal" fo:font-weight="normal" officeooo:rsid="028af2ba" fo:background-color="transparent" loext:char-shading-value="0" style:font-style-asian="normal" style:font-weight-asian="normal" style:font-style-complex="normal" style:font-weight-complex="normal"/>
    </style:style>
    <style:style style:name="T262" style:family="text">
      <style:text-properties fo:color="#999999" loext:opacity="100%" fo:language="en" fo:country="US" fo:font-style="normal" fo:font-weight="normal" officeooo:rsid="03bb9eb9" fo:background-color="transparent" loext:char-shading-value="0" style:font-style-asian="normal" style:font-weight-asian="normal" style:font-style-complex="normal" style:font-weight-complex="normal"/>
    </style:style>
    <style:style style:name="T263" style:family="text">
      <style:text-properties fo:color="#999999" loext:opacity="100%" fo:language="en" fo:country="US" fo:font-style="normal" fo:font-weight="normal" officeooo:rsid="041acb65" fo:background-color="transparent" loext:char-shading-value="0" style:font-style-asian="normal" style:font-weight-asian="normal" style:font-style-complex="normal" style:font-weight-complex="normal"/>
    </style:style>
    <style:style style:name="T264" style:family="text">
      <style:text-properties fo:color="#999999" loext:opacity="100%" fo:language="en" fo:country="US" fo:font-style="normal" fo:font-weight="normal" officeooo:rsid="041fe4be" fo:background-color="transparent" loext:char-shading-value="0" style:font-style-asian="normal" style:font-weight-asian="normal" style:font-style-complex="normal" style:font-weight-complex="normal"/>
    </style:style>
    <style:style style:name="T265" style:family="text">
      <style:text-properties fo:color="#999999" loext:opacity="100%" fo:language="en" fo:country="US" fo:font-style="normal" fo:font-weight="normal" officeooo:rsid="046042ba" fo:background-color="transparent" loext:char-shading-value="0" style:font-style-asian="normal" style:font-weight-asian="normal" style:font-style-complex="normal" style:font-weight-complex="normal"/>
    </style:style>
    <style:style style:name="T266" style:family="text">
      <style:text-properties fo:color="#999999" loext:opacity="100%" fo:language="en" fo:country="US" fo:font-style="normal" fo:font-weight="normal" officeooo:rsid="001e4eb8" fo:background-color="#dddddd" loext:char-shading-value="0" style:font-style-asian="normal" style:font-weight-asian="normal" style:font-style-complex="normal" style:font-weight-complex="normal"/>
    </style:style>
    <style:style style:name="T267" style:family="text">
      <style:text-properties fo:color="#999999" loext:opacity="100%" fo:language="en" fo:country="US" fo:font-style="normal" fo:font-weight="normal" officeooo:rsid="028af2ba" style:font-style-asian="normal" style:font-weight-asian="normal" style:font-style-complex="normal" style:font-weight-complex="normal"/>
    </style:style>
    <style:style style:name="T268" style:family="text">
      <style:text-properties fo:color="#999999" loext:opacity="100%" fo:language="en" fo:country="US" fo:font-style="normal" fo:font-weight="normal" officeooo:rsid="03bb9eb9" style:font-style-asian="normal" style:font-weight-asian="normal" style:font-style-complex="normal" style:font-weight-complex="normal"/>
    </style:style>
    <style:style style:name="T269" style:family="text">
      <style:text-properties fo:color="#999999" loext:opacity="100%" fo:language="en" fo:country="US" fo:font-style="normal" fo:font-weight="normal" officeooo:rsid="044944b6" style:font-style-asian="normal" style:font-weight-asian="normal" style:font-style-complex="normal" style:font-weight-complex="normal"/>
    </style:style>
    <style:style style:name="T270" style:family="text">
      <style:text-properties fo:color="#999999" loext:opacity="100%" fo:language="en" fo:country="US" fo:font-weight="bold" officeooo:rsid="001e4eb8" style:font-weight-asian="bold" style:font-weight-complex="bold"/>
    </style:style>
    <style:style style:name="T271" style:family="text">
      <style:text-properties fo:color="#999999" loext:opacity="100%" fo:language="en" fo:country="US" fo:font-weight="bold" officeooo:rsid="03f357c7" style:font-weight-asian="bold" style:font-weight-complex="bold"/>
    </style:style>
    <style:style style:name="T272" style:family="text">
      <style:text-properties fo:color="#999999" loext:opacity="100%" fo:language="en" fo:country="US" fo:font-weight="bold" officeooo:rsid="03fa6c49" style:font-weight-asian="bold" style:font-weight-complex="bold"/>
    </style:style>
    <style:style style:name="T273" style:family="text">
      <style:text-properties fo:color="#999999" loext:opacity="100%" fo:font-size="4pt" fo:language="en" fo:country="US" fo:font-style="italic" fo:font-weight="normal" officeooo:rsid="001e4eb8" fo:background-color="#fff200" loext:char-shading-value="0" style:font-size-asian="4pt" style:font-style-asian="italic" style:font-weight-asian="normal" style:font-size-complex="4pt" style:font-style-complex="italic" style:font-weight-complex="normal"/>
    </style:style>
    <style:style style:name="T274" style:family="text">
      <style:text-properties fo:color="#999999" loext:opacity="100%" fo:font-style="normal" officeooo:rsid="028af2ba" style:font-style-asian="normal" style:font-style-complex="normal"/>
    </style:style>
    <style:style style:name="T275" style:family="text">
      <style:text-properties fo:color="#999999" loext:opacity="100%" fo:font-style="normal" officeooo:rsid="03bb9eb9" style:font-style-asian="normal" style:font-style-complex="normal"/>
    </style:style>
    <style:style style:name="T276" style:family="text">
      <style:text-properties fo:color="#999999" loext:opacity="100%" fo:font-style="normal" officeooo:rsid="028af2ba" fo:background-color="transparent" loext:char-shading-value="0" style:font-style-asian="normal" style:font-style-complex="normal"/>
    </style:style>
    <style:style style:name="T277" style:family="text">
      <style:text-properties fo:color="#999999" loext:opacity="100%" fo:font-style="normal" officeooo:rsid="03bb9eb9" fo:background-color="transparent" loext:char-shading-value="0" style:font-style-asian="normal" style:font-style-complex="normal"/>
    </style:style>
    <style:style style:name="T278" style:family="text">
      <style:text-properties fo:color="#999999" loext:opacity="100%" officeooo:rsid="028af2ba"/>
    </style:style>
    <style:style style:name="T279" style:family="text">
      <style:text-properties fo:color="#999999" loext:opacity="100%" officeooo:rsid="03bb9eb9"/>
    </style:style>
    <style:style style:name="T280" style:family="text">
      <style:text-properties fo:color="#999999" loext:opacity="100%" fo:font-size="8pt" fo:language="en" fo:country="US" fo:font-style="italic" fo:font-weight="bold" officeooo:rsid="041fe4be" fo:background-color="transparent" loext:char-shading-value="0" style:font-size-asian="8pt" style:font-style-asian="italic" style:font-weight-asian="bold" style:font-size-complex="8pt" style:font-style-complex="italic" style:font-weight-complex="bold"/>
    </style:style>
    <style:style style:name="T281" style:family="text">
      <style:text-properties fo:color="#999999" loext:opacity="100%" style:text-underline-style="none" fo:font-weight="normal" officeooo:rsid="01087ab0" fo:background-color="#ffffff" loext:char-shading-value="0" style:font-weight-asian="normal" style:font-weight-complex="normal"/>
    </style:style>
    <style:style style:name="T282" style:family="text">
      <style:text-properties fo:color="#999999" loext:opacity="100%" fo:font-weight="normal" officeooo:rsid="044a6b78" fo:background-color="#ffffff" loext:char-shading-value="0" style:font-weight-asian="normal" style:font-weight-complex="normal"/>
    </style:style>
    <style:style style:name="T283" style:family="text">
      <style:text-properties officeooo:rsid="0033d7b7"/>
    </style:style>
    <style:style style:name="T284" style:family="text">
      <style:text-properties officeooo:rsid="00136227"/>
    </style:style>
    <style:style style:name="T285" style:family="text">
      <style:text-properties officeooo:rsid="0100f487" fo:background-color="#dddddd" loext:char-shading-value="0"/>
    </style:style>
    <style:style style:name="T286" style:family="text">
      <style:text-properties officeooo:rsid="01a1af40" fo:background-color="#dddddd" loext:char-shading-value="0"/>
    </style:style>
    <style:style style:name="T287" style:family="text">
      <style:text-properties officeooo:rsid="01a85102" fo:background-color="#dddddd" loext:char-shading-value="0"/>
    </style:style>
    <style:style style:name="T288" style:family="text">
      <style:text-properties officeooo:rsid="01dc9126" fo:background-color="#dddddd" loext:char-shading-value="0"/>
    </style:style>
    <style:style style:name="T289" style:family="text">
      <style:text-properties officeooo:rsid="01c559d4" fo:background-color="#dddddd" loext:char-shading-value="0"/>
    </style:style>
    <style:style style:name="T290" style:family="text">
      <style:text-properties officeooo:rsid="03a123d3" fo:background-color="#dddddd" loext:char-shading-value="0"/>
    </style:style>
    <style:style style:name="T291" style:family="text">
      <style:text-properties officeooo:rsid="03df2621" fo:background-color="#dddddd" loext:char-shading-value="0"/>
    </style:style>
    <style:style style:name="T292" style:family="text">
      <style:text-properties officeooo:rsid="03e3d579" fo:background-color="#dddddd" loext:char-shading-value="0"/>
    </style:style>
    <style:style style:name="T293" style:family="text">
      <style:text-properties officeooo:rsid="040fefb5" fo:background-color="#dddddd" loext:char-shading-value="0"/>
    </style:style>
    <style:style style:name="T294" style:family="text">
      <style:text-properties officeooo:rsid="0467e2c3" fo:background-color="#dddddd" loext:char-shading-value="0"/>
    </style:style>
    <style:style style:name="T295" style:family="text">
      <style:text-properties officeooo:rsid="046b237b" fo:background-color="#dddddd" loext:char-shading-value="0"/>
    </style:style>
    <style:style style:name="T296" style:family="text">
      <style:text-properties officeooo:rsid="03df2621"/>
    </style:style>
    <style:style style:name="T297" style:family="text">
      <style:text-properties officeooo:rsid="03e0b942"/>
    </style:style>
    <style:style style:name="T298" style:family="text">
      <style:text-properties officeooo:rsid="04057cd6"/>
    </style:style>
    <style:style style:name="T299" style:family="text">
      <style:text-properties officeooo:rsid="04059947"/>
    </style:style>
    <style:style style:name="T300" style:family="text">
      <style:text-properties officeooo:rsid="04072918"/>
    </style:style>
    <style:style style:name="T301" style:family="text">
      <style:text-properties officeooo:rsid="04090b33"/>
    </style:style>
    <style:style style:name="T302" style:family="text">
      <style:text-properties officeooo:rsid="040b7ecc"/>
    </style:style>
    <style:style style:name="T303" style:family="text">
      <style:text-properties officeooo:rsid="040c1e97"/>
    </style:style>
    <style:style style:name="T304" style:family="text">
      <style:text-properties officeooo:rsid="040de984"/>
    </style:style>
    <style:style style:name="T305" style:family="text">
      <style:text-properties officeooo:rsid="03ca5597"/>
    </style:style>
    <style:style style:name="T306" style:family="text">
      <style:text-properties officeooo:rsid="041acb65"/>
    </style:style>
    <style:style style:name="T307" style:family="text">
      <style:text-properties officeooo:rsid="03ee35fb"/>
    </style:style>
    <style:style style:name="T308" style:family="text">
      <style:text-properties officeooo:rsid="042cc69b"/>
    </style:style>
    <style:style style:name="T309" style:family="text">
      <style:text-properties officeooo:rsid="03eeae38"/>
    </style:style>
    <style:style style:name="T310" style:family="text">
      <style:text-properties officeooo:rsid="043845a8"/>
    </style:style>
    <style:style style:name="T311" style:family="text">
      <style:text-properties fo:font-style="normal" officeooo:rsid="043125aa" fo:background-color="transparent" loext:char-shading-value="0" style:font-style-asian="normal" style:font-style-complex="normal"/>
    </style:style>
    <style:style style:name="T312" style:family="text">
      <style:text-properties officeooo:rsid="046042ba"/>
    </style:style>
    <style:style style:name="T313" style:family="text">
      <style:text-properties officeooo:rsid="04625ad2"/>
    </style:style>
    <style:style style:name="T314" style:family="text">
      <style:text-properties officeooo:rsid="04641c73"/>
    </style:style>
    <style:style style:name="T315" style:family="text">
      <style:text-properties officeooo:rsid="0467e2c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6">### <text:span text:style-name="T1">Intro</text:span> ###</text:p>
      <text:p text:style-name="P74"/>
      <text:p text:style-name="P66"><text:span text:style-name="T284">Here are some </text:span><text:span text:style-name="T2">Java </text:span><text:span text:style-name="T3">IDE</text:span><text:span text:style-name="T8"> </text:span><text:span text:style-name="T9">improvements</text:span><text:span text:style-name="T19">,</text:span></text:p>
      <text:p text:style-name="P77"><text:span text:style-name="T66">including</text:span><text:span text:style-name="T237"> Git and general improvements, </text:span><text:span text:style-name="T247">of </text:span><text:span text:style-name="T88">Eclipse </text:span><text:span text:style-name="T201">202</text:span><text:span text:style-name="T198">1</text:span><text:span text:style-name="T201">-</text:span><text:span text:style-name="T202">12</text:span><text:span text:style-name="T88">,</text:span></text:p>
      <text:p text:style-name="P76"><text:span text:style-name="T67">improvements </text:span><text:span text:style-name="T66">that have been added </text:span><text:span text:style-name="T207">since the last release in </text:span><text:span text:style-name="T210">September</text:span><text:span text:style-name="T208"> 202</text:span><text:span text:style-name="T209">1</text:span><text:span text:style-name="T207"> </text:span><text:span text:style-name="T66">three months </text:span><text:span text:style-name="T68">ago</text:span><text:span text:style-name="T69">.</text:span></text:p>
      <text:p text:style-name="P4"/>
      <text:p text:style-name="P2"/>
      <text:p text:style-name="P67"><text:span text:style-name="T249">### </text:span><text:span text:style-name="T250">J</text:span><text:span text:style-name="T251">ava</text:span><text:span text:style-name="T252"> </text:span><text:span text:style-name="T249">###</text:span></text:p>
      <text:p text:style-name="P71"/>
      <text:p text:style-name="P78"><text:span text:style-name="T33">In the Eclipse 202</text:span><text:span text:style-name="T65">1</text:span><text:span text:style-name="T33">-</text:span><text:span text:style-name="T40">12</text:span><text:span text:style-name="T33"> Java IDE, </text:span><text:span text:style-name="T197">Java </text:span><text:span text:style-name="T202">17</text:span><text:span text:style-name="T197"> support</text:span><text:span text:style-name="T33"> i</text:span><text:span text:style-name="T34">s</text:span><text:span text:style-name="T33"> now </text:span><text:span text:style-name="T197">built-in</text:span><text:span text:style-name="T33">.</text:span></text:p>
      <text:p text:style-name="P129"><text:span text:style-name="T71">Java 17 is </text:span><text:span text:style-name="T76">not only </text:span><text:span text:style-name="T72">the latest </text:span><text:span text:style-name="T74">version, </text:span><text:span text:style-name="T76">but also</text:span><text:span text:style-name="T74"> the latest</text:span><text:span text:style-name="T71"> </text:span><text:span text:style-name="T207">long-term support</text:span><text:span text:style-name="T66"> </text:span><text:span text:style-name="T73">version</text:span></text:p>
      <text:p text:style-name="P17">which certainly you don't want to skip.</text:p>
      <text:p text:style-name="P78"><text:span text:style-name="T66">When creating a </text:span><text:span text:style-name="T207">new Java project</text:span><text:span text:style-name="T66">,</text:span></text:p>
      <text:p text:style-name="P78"><text:span text:style-name="T35">you can </text:span><text:span text:style-name="T218">select</text:span><text:span text:style-name="T35"> </text:span><text:span text:style-name="T39">which</text:span><text:span text:style-name="T35"> JRE </text:span><text:span text:style-name="T39">to</text:span><text:span text:style-name="T36"> use </text:span><text:span text:style-name="T35">from a </text:span><text:span text:style-name="T220">huge </text:span><text:span text:style-name="T218">list</text:span><text:span text:style-name="T35"> </text:span><text:span text:style-name="T37">that </text:span><text:span text:style-name="T70">now</text:span><text:span text:style-name="T37"> </text:span><text:span text:style-name="T38">g</text:span><text:span text:style-name="T37">oes </text:span><text:span text:style-name="T218">up to Java </text:span><text:span text:style-name="T219">17</text:span><text:span text:style-name="T35">,</text:span></text:p>
      <text:p text:style-name="P82"><text:span text:style-name="T66">including </text:span><text:span text:style-name="T75">the</text:span><text:span text:style-name="T74"> </text:span><text:span text:style-name="T66">current long-term support version</text:span><text:span text:style-name="T74">s, </text:span><text:span text:style-name="T127">Java </text:span><text:span text:style-name="T207">8, </text:span><text:span text:style-name="T266">[…]</text:span><text:span text:style-name="T207"> </text:span><text:span text:style-name="T211">11</text:span><text:span text:style-name="T207"> </text:span><text:span text:style-name="T266">[…] </text:span><text:span text:style-name="T74">and </text:span><text:span text:style-name="T211">17</text:span><text:span text:style-name="T66">,</text:span></text:p>
      <text:p text:style-name="P81"><text:span text:style-name="T75">a</text:span><text:span text:style-name="T66">s well as </text:span><text:span text:style-name="T212">all</text:span><text:span text:style-name="T74"> </text:span><text:span text:style-name="T75">other </text:span><text:span text:style-name="T211">Java </text:span><text:span text:style-name="T207">version</text:span><text:span text:style-name="T211">s</text:span><text:span text:style-name="T66"> </text:span><text:span text:style-name="T83">before and after.</text:span></text:p>
      <text:p text:style-name="P19"/>
      <text:p text:style-name="P20">In Java 17, <text:span text:style-name="T4">sealed classes</text:span> <text:span text:style-name="T315">have </text:span>bec<text:span text:style-name="T315">o</text:span>me <text:span text:style-name="T5">final</text:span> <text:span text:style-name="T285">so t</text:span><text:span text:style-name="T294">hat </text:span><text:span text:style-name="T295">t</text:span><text:span text:style-name="T285">hey can be used in production,</text:span></text:p>
      <text:p text:style-name="P82"><text:span text:style-name="T66">with </text:span><text:span text:style-name="T207">no changes</text:span><text:span text:style-name="T66"> compared to </text:span><text:span text:style-name="T77">the </text:span><text:span text:style-name="T66">sealed classes </text:span><text:span text:style-name="T77">of the </text:span><text:span text:style-name="T207">Java 16</text:span><text:span text:style-name="T213"> </text:span><text:span text:style-name="T207">preview featur</text:span><text:span text:style-name="T213">es</text:span><text:span text:style-name="T41">.</text:span></text:p>
      <text:p text:style-name="P83"><text:span text:style-name="T44">The </text:span><text:span text:style-name="T217">content assist</text:span><text:span text:style-name="T43"> </text:span><text:span text:style-name="T42">(</text:span><text:span text:style-name="T197">Ctrl+</text:span><text:span text:style-name="T204">space</text:span><text:span text:style-name="T42">) </text:span><text:span text:style-name="T44">proposes </text:span><text:span text:style-name="T102">sealed</text:span><text:span text:style-name="T44">, </text:span><text:span text:style-name="T102">non-sealed</text:span><text:span text:style-name="T44"> </text:span><text:span text:style-name="T259">[…</text:span><text:span text:style-name="T260">] </text:span><text:span text:style-name="T44">and </text:span><text:span text:style-name="T102">permits</text:span><text:span text:style-name="T137">,</text:span></text:p>
      <text:p text:style-name="P83"><text:span text:style-name="T138">a</text:span><text:span text:style-name="T137">nd </text:span><text:span text:style-name="T138">there </text:span><text:span text:style-name="T166">are</text:span><text:span text:style-name="T137"> </text:span><text:span text:style-name="T174">quick </text:span><text:span text:style-name="T175">fixes</text:span><text:span text:style-name="T139"> </text:span><text:span text:style-name="T140">(</text:span><text:span text:style-name="T171">Ctrl+1</text:span><text:span text:style-name="T140">) </text:span><text:span text:style-name="T138">for </text:span><text:span text:style-name="T166">sealed classes; </text:span><text:span text:style-name="T125">for example,</text:span></text:p>
      <text:p text:style-name="P85"><text:span text:style-name="T138">to </text:span><text:span text:style-name="T176">create</text:span><text:span text:style-name="T138"> a </text:span><text:span text:style-name="T176">permitted class</text:span><text:span text:style-name="T138"> or </text:span><text:span text:style-name="T176">interface</text:span><text:span text:style-name="T138"> that does not yet exist, </text:span><text:span text:style-name="T261">[…</text:span><text:span text:style-name="T262">]</text:span></text:p>
      <text:p text:style-name="P85"><text:span text:style-name="T138">to </text:span><text:span text:style-name="T176">add</text:span><text:span text:style-name="T138"> a subtype </text:span><text:span text:style-name="T176">to permitted types</text:span><text:span text:style-name="T138"> </text:span><text:span text:style-name="T141">in the</text:span><text:span text:style-name="T138"> sealed super type, </text:span><text:span text:style-name="T261">[…</text:span><text:span text:style-name="T262">]</text:span></text:p>
      <text:p text:style-name="P84"><text:span text:style-name="T125">or the other way round,</text:span><text:span text:style-name="T177"> to declare</text:span><text:span text:style-name="T141"> the sealed type as </text:span><text:span text:style-name="T168">a </text:span><text:span text:style-name="T177">direct super type</text:span><text:span text:style-name="T141"> of the permitted type</text:span><text:span text:style-name="T138">.</text:span></text:p>
      <text:p text:style-name="P48"/>
      <text:p text:style-name="P83"><text:span text:style-name="T125">Starting with Java 17,</text:span><text:span text:style-name="T138"> </text:span><text:span text:style-name="T176">strict floating-point semantics</text:span><text:span text:style-name="T138"> are </text:span><text:span text:style-name="T176">always</text:span><text:span text:style-name="T138"> used.</text:span></text:p>
      <text:p text:style-name="P86"><text:span text:style-name="T125">This means</text:span><text:span text:style-name="T142"> </text:span><text:span text:style-name="T168">that </text:span><text:span text:style-name="T142">the little known </text:span><text:span text:style-name="T110">strict</text:span><text:span text:style-name="T273">-</text:span><text:span text:style-name="T110">f</text:span><text:span text:style-name="T273">-</text:span><text:span text:style-name="T110">p</text:span><text:span text:style-name="T142"> keyword </text:span><text:span text:style-name="T178">no</text:span><text:span text:style-name="T142"> longer has any </text:span><text:span text:style-name="T178">effect</text:span><text:span text:style-name="T142"> in Java 17.</text:span></text:p>
      <text:p text:style-name="P86"><text:span text:style-name="T142">Hence </text:span><text:span text:style-name="T143">a</text:span><text:span text:style-name="T142"> </text:span><text:span text:style-name="T172">warning</text:span><text:span text:style-name="T142"> </text:span><text:span text:style-name="T144">now.</text:span></text:p>
      <text:p text:style-name="P22"/>
      <text:p text:style-name="P7"><text:span text:style-name="T10">Text blocks</text:span> <text:span text:style-name="T315">were</text:span> <text:span text:style-name="T5">already</text:span> introduced in Java <text:span text:style-name="T5">15</text:span>.</text:p>
      <text:p text:style-name="P23">There is a new <text:span text:style-name="T296">nice</text:span> <text:span text:style-name="T2">cleanup function</text:span><text:span text:style-name="T297"> </text:span><text:span text:style-name="T274">[…</text:span><text:span text:style-name="T275">] </text:span><text:span text:style-name="T297">in the </text:span><text:span text:style-name="T22">Java Feature</text:span><text:span text:style-name="T297"> tab:</text:span></text:p>
      <text:p text:style-name="P23"><text:span text:style-name="T25">Convert String concatenation to Text Bloc</text:span><text:span text:style-name="T26">k</text:span></text:p>
      <text:p text:style-name="P24"><text:span text:style-name="T292">T</text:span><text:span text:style-name="T291">ext blocks </text:span><text:span text:style-name="T292">are </text:span><text:span text:style-name="T18">easier to read</text:span><text:span text:style-name="T292"> than concatenations of Strings, aren’t they?</text:span></text:p>
      <text:p text:style-name="P86"><text:span text:style-name="T79">Such cleanup functions can be applied to one or </text:span><text:span text:style-name="T214">multiple</text:span><text:span text:style-name="T215"> files</text:span><text:span text:style-name="T79"> or even </text:span><text:span text:style-name="T215">projects</text:span><text:span text:style-name="T79"> in </text:span><text:span text:style-name="T215">one go</text:span><text:span text:style-name="T79">,</text:span></text:p>
      <text:p text:style-name="P86"><text:span text:style-name="T78">which</text:span><text:span text:style-name="T79"> is a </text:span><text:span text:style-name="T214">real </text:span><text:span text:style-name="T215">time</text:span><text:span text:style-name="T79"> saver when you want to use new Java feature</text:span><text:span text:style-name="T78">s</text:span><text:span text:style-name="T79"> in existing code</text:span><text:span text:style-name="T78">.</text:span></text:p>
      <text:p text:style-name="P25"/>
      <text:p text:style-name="P130"><text:span text:style-name="T79">Most improvements and bug fixes </text:span><text:span text:style-name="T84">in</text:span><text:span text:style-name="T79"> this release</text:span></text:p>
      <text:p text:style-name="P8">are independent of the Java version<text:span text:style-name="T312">s</text:span> you use in your project.</text:p>
      <text:p text:style-name="P32"/>
      <text:p text:style-name="P88"><text:span text:style-name="T298">The </text:span><text:span text:style-name="T205">type filters</text:span><text:span text:style-name="T298"> for </text:span><text:span text:style-name="T205">AWT</text:span><text:span text:style-name="T298"> and for the </text:span><text:span text:style-name="T11">Graal VM</text:span></text:p>
      <text:p text:style-name="P10">that were added <text:span text:style-name="T312">and </text:span><text:span text:style-name="T300">enabled</text:span> by default in the last version</text:p>
      <text:p text:style-name="P88"><text:span text:style-name="T298">caused </text:span><text:span text:style-name="T11">over-blocking</text:span><text:span text:style-name="T298"> of content assist </text:span><text:span text:style-name="T11">proposals</text:span><text:span text:style-name="T298"> and have therefore been </text:span><text:span text:style-name="T205">reverted</text:span><text:span text:style-name="T298">:</text:span></text:p>
      <text:p text:style-name="P9">For example,</text:p>
      <text:p text:style-name="P89"><text:span text:style-name="T299">f</text:span><text:span text:style-name="T298">or a </text:span><text:span text:style-name="T11">Swing JFrame</text:span><text:span text:style-name="T298">, the methods </text:span><text:span text:style-name="T23">setSize</text:span><text:span text:style-name="T298"> and </text:span><text:span text:style-name="T23">setLocation</text:span><text:span text:style-name="T298"> were </text:span><text:span text:style-name="T11">not suggested</text:span></text:p>
      <text:p text:style-name="P89"><text:span text:style-name="T298">because these are inherited from the </text:span><text:span text:style-name="T11">AWT Window</text:span><text:span text:style-name="T298"> class.</text:span></text:p>
      <text:p text:style-name="P90"><text:span text:style-name="T79">Instead,</text:span> <text:span text:style-name="T12">now</text:span><text:span text:style-name="T299"> </text:span><text:span text:style-name="T5">only</text:span> the <text:span text:style-name="T21">AWT List</text:span> is <text:span text:style-name="T5">filtered by default</text:span><text:span text:style-name="T299">,</text:span></text:p>
      <text:p text:style-name="P90"><text:span text:style-name="T299">the </text:span>type filters for <text:span text:style-name="T5">AWT</text:span> and for the <text:span text:style-name="T5">Graal VM</text:span> <text:span text:style-name="T299">are</text:span><text:span text:style-name="T12"> disabled</text:span><text:span text:style-name="T299"> by default.</text:span></text:p>
      <text:p text:style-name="P10">Sorry for the inconvenience this has caused.</text:p>
      <text:p text:style-name="P26"/>
      <text:p text:style-name="P91"><text:span text:style-name="T45">The </text:span><text:span text:style-name="T205">content assist</text:span><text:span text:style-name="T41"> </text:span><text:span text:style-name="T45">has been improved to </text:span><text:span text:style-name="T221">suggest</text:span><text:span text:style-name="T41"> </text:span><text:span text:style-name="T46">a </text:span><text:span text:style-name="T206">la</text:span><text:span text:style-name="T205">mbda expression</text:span></text:p>
      <text:p text:style-name="P11"><text:span text:style-name="T304">at places </text:span>where a <text:span text:style-name="T5">functional interface</text:span> is expected. <text:span text:style-name="T301">That’s nice, isn’t it?</text:span></text:p>
      <text:p text:style-name="P33"/>
      <text:p text:style-name="P12">Speaking of lambda expressions,</text:p>
      <text:p text:style-name="P92"><text:span text:style-name="T62">in </text:span><text:span text:style-name="T48">the </text:span><text:span text:style-name="T110">Call Hierarchy</text:span><text:span text:style-name="T47">, </text:span><text:span text:style-name="T62">it is now</text:span><text:span text:style-name="T47"> </text:span><text:span text:style-name="T222">easier</text:span><text:span text:style-name="T47"> to </text:span><text:span text:style-name="T49">trace back</text:span><text:span text:style-name="T47"> calls </text:span><text:span text:style-name="T50">done </text:span><text:span text:style-name="T49">via </text:span><text:span text:style-name="T205">lambda expressions</text:span><text:span text:style-name="T49">.</text:span></text:p>
      <text:p text:style-name="P13">If there is a lambda expression,</text:p>
      <text:p text:style-name="P93"><text:span text:style-name="T52">in </text:span><text:span text:style-name="T226">most</text:span><text:span text:style-name="T52"> cases you</text:span><text:span text:style-name="T44"> </text:span><text:span text:style-name="T52">want to trace back </text:span><text:span text:style-name="T227">to where</text:span><text:span text:style-name="T224"> it </text:span><text:span text:style-name="T223">is</text:span><text:span text:style-name="T224"> declared</text:span><text:span text:style-name="T49">.</text:span></text:p>
      <text:p text:style-name="P28">rather than <text:span text:style-name="T13">where</text:span><text:span text:style-name="T303"> the </text:span><text:span text:style-name="T302">lambda</text:span><text:span text:style-name="T303"> </text:span><text:span text:style-name="T13">function</text:span><text:span text:style-name="T303"> </text:span><text:span text:style-name="T304">will</text:span><text:span text:style-name="T303"> be </text:span><text:span text:style-name="T13">applied,</text:span></text:p>
      <text:p text:style-name="P14"><text:span text:style-name="T303">which is technically where the </text:span><text:span text:style-name="T13">functional interface </text:span><text:span text:style-name="T14">method</text:span><text:span text:style-name="T304"> </text:span><text:span text:style-name="T303">is </text:span><text:span text:style-name="T13">called</text:span><text:span text:style-name="T303">.</text:span></text:p>
      <text:p text:style-name="P93"><text:span text:style-name="T79">In the </text:span><text:span text:style-name="T215">past</text:span><text:span text:style-name="T79">, </text:span><text:span text:style-name="T215">only</text:span><text:span text:style-name="T79"> the </text:span><text:span text:style-name="T215">callers of the functional interface method</text:span><text:span text:style-name="T79"> </text:span><text:span text:style-name="T85">were</text:span><text:span text:style-name="T79"> shown.</text:span></text:p>
      <text:p text:style-name="P93"><text:span text:style-name="T223">Now</text:span><text:span text:style-name="T50">, </text:span><text:span text:style-name="T223">two subnodes</text:span><text:span text:style-name="T50"> for both cases are shown </text:span><text:span text:style-name="T79">and you can choose which to </text:span><text:span text:style-name="T81">follow</text:span><text:span text:style-name="T79">:</text:span></text:p>
      <text:p text:style-name="P93"><text:span text:style-name="T225">where</text:span><text:span text:style-name="T51"> the lambda expression is </text:span><text:span text:style-name="T225">declared</text:span><text:span text:style-name="T51"> </text:span><text:span text:style-name="T84">representing</text:span><text:span text:style-name="T81"> an </text:span><text:span text:style-name="T79">instance of </text:span><text:span text:style-name="T82">a</text:span><text:span text:style-name="T79"> functional interfac</text:span><text:span text:style-name="T80">e,</text:span></text:p>
      <text:p text:style-name="P93"><text:span text:style-name="T51">or to the </text:span><text:span text:style-name="T225">callers of</text:span><text:span text:style-name="T51"> the </text:span><text:span text:style-name="T225">functional interface method</text:span><text:span text:style-name="T51"> </text:span><text:span text:style-name="T79">which </text:span><text:span text:style-name="T215">might</text:span><text:span text:style-name="T79"> contain </text:span><text:span text:style-name="T215">false positives</text:span><text:span text:style-name="T79">.</text:span></text:p>
      <text:p text:style-name="P27"/>
      <text:p text:style-name="P95"><text:span text:style-name="T53">When </text:span><text:span text:style-name="T228">debugging</text:span><text:span text:style-name="T53">, you can now </text:span><text:span text:style-name="T228">label</text:span><text:span text:style-name="T53"> an </text:span><text:span text:style-name="T228">object instance</text:span><text:span text:style-name="T53">:</text:span></text:p>
      <text:p text:style-name="P94"><text:span text:style-name="T53">in the </text:span><text:span text:style-name="T103">Variables</text:span><text:span text:style-name="T53"> view, </text:span><text:span text:style-name="T228">right-click</text:span><text:span text:style-name="T53">, choose </text:span><text:span text:style-name="T110">Set Object Label…</text:span><text:span text:style-name="T41"> </text:span><text:span text:style-name="T53">and enter a label.</text:span></text:p>
      <text:p text:style-name="P131"><text:span text:style-name="T62">With that</text:span><text:span text:style-name="T63">, w</text:span><text:span text:style-name="T53">hen the object </text:span><text:span text:style-name="T228">instance</text:span><text:span text:style-name="T53"> </text:span><text:span text:style-name="T228">reappears</text:span><text:span text:style-name="T53">,</text:span></text:p>
      <text:p text:style-name="P30">it will be displayed <text:span text:style-name="T5">in red</text:span> <text:span text:style-name="T293">with the label in parentheses.</text:span></text:p>
      <text:p text:style-name="P29"/>
      <text:p text:style-name="P31">The <text:span text:style-name="T25">Open Type</text:span><text:span text:style-name="T305"> dialog </text:span>has been improved <text:span text:style-name="T306">as well</text:span>:</text:p>
      <text:p text:style-name="P97"><text:span text:style-name="T54">when </text:span><text:span text:style-name="T205">pasting</text:span><text:span text:style-name="T54"> a </text:span><text:span text:style-name="T229">file location</text:span><text:span text:style-name="T54">, the path and </text:span><text:span text:style-name="T55">the </text:span><text:span text:style-name="T54">.java </text:span><text:span text:style-name="T263">(dot Java)</text:span><text:span text:style-name="T54"> extension </text:span><text:span text:style-name="T55">will be</text:span><text:span text:style-name="T54"> truncated</text:span></text:p>
      <text:p text:style-name="P96"><text:span text:style-name="T30">and also a </text:span><text:span text:style-name="T216">stack trace line</text:span><text:span text:style-name="T30"> like this </text:span><text:span text:style-name="T62">one </text:span><text:span text:style-name="T30">will be automatically trimmed </text:span><text:span text:style-name="T216">to</text:span><text:span text:style-name="T30"> the </text:span><text:span text:style-name="T216">qualified name</text:span><text:span text:style-name="T30">.</text:span></text:p>
      <text:p text:style-name="P34"/>
      <text:p text:style-name="P98"><text:span text:style-name="T205">JUnit test cases</text:span><text:span text:style-name="T56"> that are </text:span><text:span text:style-name="T110">records</text:span><text:span text:style-name="T56"> </text:span><text:span text:style-name="T81">instead of </text:span><text:span text:style-name="T120">classes</text:span><text:span text:style-name="T56"> are now </text:span><text:span text:style-name="T57">also</text:span><text:span text:style-name="T56"> </text:span><text:span text:style-name="T230">supported</text:span><text:span text:style-name="T56">,</text:span></text:p>
      <text:p text:style-name="P15">which <text:span text:style-name="T315">ha</text:span>s <text:span text:style-name="T315">been </text:span>possible since Java 16.</text:p>
      <text:p text:style-name="P21"/>
      <text:p text:style-name="P132"><text:span text:style-name="T57">And in the </text:span><text:span text:style-name="T205">Maven</text:span><text:span text:style-name="T57"> POM </text:span><text:span text:style-name="T263">(/</text:span><text:span text:style-name="T264">pom, </text:span><text:span text:style-name="T265">not P-O-M/</text:span><text:span text:style-name="T263">)</text:span><text:span text:style-name="T57"> </text:span><text:span text:style-name="T205">editor</text:span><text:span text:style-name="T57">,</text:span></text:p>
      <text:p text:style-name="P132"><text:span text:style-name="T57">in the </text:span><text:span text:style-name="T104">pom</text:span><text:span text:style-name="T280">.</text:span><text:span text:style-name="T104">xml</text:span><text:span text:style-name="T57"> tab, the XML editor was replaced.</text:span></text:p>
      <text:p text:style-name="P101"><text:span text:style-name="T81">The look and feel is a bit different,</text:span><text:span text:style-name="T61"> </text:span><text:span text:style-name="T60">but the </text:span><text:span text:style-name="T59">cool thing is </text:span><text:span text:style-name="T64">the</text:span><text:span text:style-name="T58"> </text:span><text:span text:style-name="T205">code completion</text:span><text:span text:style-name="T58">.</text:span></text:p>
      <text:p text:style-name="P99"><text:span text:style-name="T81">For example,</text:span><text:span text:style-name="T58"> </text:span><text:span text:style-name="T231">in</text:span><text:span text:style-name="T58"> the </text:span><text:span text:style-name="T105">dependencies</text:span><text:span text:style-name="T58"> element, you can directly </text:span><text:span text:style-name="T231">type</text:span><text:span text:style-name="T58"> something</text:span></text:p>
      <text:p text:style-name="P99"><text:span text:style-name="T58">and use the content assist </text:span><text:span text:style-name="T60">(</text:span><text:span text:style-name="T205">Ctrl+Space</text:span><text:span text:style-name="T60">) </text:span><text:span text:style-name="T58">to </text:span><text:span text:style-name="T231">add </text:span><text:span text:style-name="T232">a dependen</text:span><text:span text:style-name="T233">c</text:span><text:span text:style-name="T232">y</text:span><text:span text:style-name="T58"> </text:span><text:span text:style-name="T81">from your local Maven repository.</text:span></text:p>
      <text:p text:style-name="P100"><text:span text:style-name="T30">The </text:span><text:span text:style-name="T216">same</text:span><text:span text:style-name="T30"> works also in </text:span><text:span text:style-name="T101">build plugins</text:span><text:span text:style-name="T30">. </text:span><text:span text:style-name="T81">Cool, isn’t it?</text:span></text:p>
      <text:p text:style-name="P16">For a dependency version, you can get a <text:span text:style-name="T5">list of all version</text:span><text:span text:style-name="T15">s</text:span> via the content assist.</text:p>
      <text:p text:style-name="P16"><text:span text:style-name="T5">Removing</text:span> the <text:span text:style-name="T5">version</text:span> and <text:span text:style-name="T5">re-adding</text:span> it using the content assist in artifact-ID,</text:p>
      <text:p text:style-name="P16"><text:span text:style-name="T5">adds the latest version</text:span>.</text:p>
      <text:p text:style-name="P16">Typing <text:span text:style-name="T5">$</text:span> <text:span text:style-name="T313">and</text:span> the content assist proposes the available properties as variables.</text:p>
      <text:p text:style-name="P21"/>
      <text:p text:style-name="P21"/>
      <text:p text:style-name="P68"><text:span text:style-name="T249">### </text:span><text:span text:style-name="T250">G</text:span><text:span text:style-name="T252">eneral </text:span><text:span text:style-name="T253">1 </text:span><text:span text:style-name="T249">###</text:span></text:p>
      <text:p text:style-name="P72"/>
      <text:p text:style-name="P79"><text:span text:style-name="T126">Besides </text:span><text:span text:style-name="T128">th</text:span><text:span text:style-name="T129">e</text:span><text:span text:style-name="T128">se</text:span><text:span text:style-name="T126"> Java-specific improvements,</text:span></text:p>
      <text:p text:style-name="P79"><text:span text:style-name="T126">there are general </text:span><text:span text:style-name="T194">platform improvements</text:span></text:p>
      <text:p text:style-name="P44"><text:span text:style-name="T286">m</text:span><text:span text:style-name="T287">aking</text:span><text:span text:style-name="T286"> coding </text:span><text:span text:style-name="T290">in Eclipse </text:span><text:span text:style-name="T286">easier independent o</text:span><text:span text:style-name="T288">f the</text:span><text:span text:style-name="T286"> language </text:span><text:span text:style-name="T289">used</text:span><text:span text:style-name="T286">.</text:span></text:p>
      <text:p text:style-name="P49"/>
      <text:p text:style-name="P50">There is a <text:span text:style-name="T2">new view: </text:span><text:span text:style-name="T25">Launch Configuration</text:span><text:span text:style-name="T24">s</text:span><text:span text:style-name="T307">.</text:span></text:p>
      <text:p text:style-name="P50"><text:span text:style-name="T5">Double-click</text:span> a <text:span text:style-name="T308">launch configuration </text:span><text:span text:style-name="T16">to run</text:span><text:span text:style-name="T308"> </text:span><text:span text:style-name="T313">it.</text:span></text:p>
      <text:p text:style-name="P51">Via the <text:span text:style-name="T5">right-click menu</text:span>, you can also choose <text:span text:style-name="T5">to debug</text:span> or <text:span text:style-name="T5">to profile</text:span> <text:span text:style-name="T313">it</text:span> <text:span text:style-name="T278">[…</text:span><text:span text:style-name="T279">]</text:span> </text:p>
      <text:p text:style-name="P51">or <text:span text:style-name="T17">to </text:span><text:span text:style-name="T5">terminate</text:span> a running one.</text:p>
      <text:p text:style-name="P103"><text:span text:style-name="T150">To add one to the </text:span><text:span text:style-name="T106">Favorites</text:span><text:span text:style-name="T150">, edit it </text:span><text:span text:style-name="T261">[…</text:span><text:span text:style-name="T262">]</text:span><text:span text:style-name="T150"> and in the </text:span><text:span text:style-name="T106">Common</text:span><text:span text:style-name="T150"> tab </text:span><text:span text:style-name="T179">add</text:span><text:span text:style-name="T150"> it to </text:span><text:span text:style-name="T179">a favorites menu</text:span><text:span text:style-name="T150">.</text:span></text:p>
      <text:p text:style-name="P51"/>
      <text:p text:style-name="P102"><text:span text:style-name="T136">One of the </text:span><text:span text:style-name="T173">highlights</text:span><text:span text:style-name="T136"> of this release is </text:span><text:span text:style-name="T172">multiple text selection</text:span><text:span text:style-name="T145">:</text:span></text:p>
      <text:p text:style-name="P55"/>
      <text:p text:style-name="P103"><text:span text:style-name="T145">I</text:span><text:span text:style-name="T148">n </text:span><text:span text:style-name="T145">a </text:span><text:span text:style-name="T181">text-based editor</text:span><text:span text:style-name="T145">,</text:span></text:p>
      <text:p text:style-name="P103"><text:span text:style-name="T20">w</text:span><text:span text:style-name="T149">hen </text:span><text:span text:style-name="T172">Alt</text:span><text:span text:style-name="T149"> is pressed, a </text:span><text:span text:style-name="T172">click</text:span><text:span text:style-name="T149"> creates </text:span><text:span text:style-name="T150">an </text:span><text:span text:style-name="T179">additional</text:span><text:span text:style-name="T180"> cursor</text:span><text:span text:style-name="T149"> instead of moving it.</text:span></text:p>
      <text:p text:style-name="P52">With such a <text:span text:style-name="T5">multiple cursor</text:span> you can <text:span text:style-name="T5">type</text:span> the <text:span text:style-name="T5">same</text:span> at <text:span text:style-name="T5">different locations</text:span> at once.</text:p>
      <text:p text:style-name="P104"><text:span text:style-name="T126">Multi-selection works not only in text-based editor</text:span><text:span text:style-name="T130">s,</text:span></text:p>
      <text:p text:style-name="P104"><text:span text:style-name="T151">but </text:span><text:span text:style-name="T182">also in text areas</text:span><text:span text:style-name="T151">, for example in </text:span><text:span text:style-name="T167">the </text:span><text:span text:style-name="T123">Git Staging</text:span><text:span text:style-name="T151"> view in the </text:span><text:span text:style-name="T123">Commit Message</text:span><text:span text:style-name="T151"> area.</text:span></text:p>
      <text:p text:style-name="P60">To <text:span text:style-name="T5">end</text:span> multi-selection mode, just <text:span text:style-name="T5">click without Alt</text:span>.</text:p>
      <text:p text:style-name="P52"/>
      <text:p text:style-name="P53">In the <text:span text:style-name="T2">Find/Replace dialog</text:span> there is a new button <text:span text:style-name="T25">Select All</text:span></text:p>
      <text:p text:style-name="P53">to get <text:span text:style-name="T5">all findings</text:span> as <text:span text:style-name="T5">multi-selection</text:span>.</text:p>
      <text:p text:style-name="P52"/>
      <text:p text:style-name="P105"><text:span text:style-name="T126">Beside </text:span><text:span text:style-name="T121">Alt</text:span><text:span text:style-name="T126">-click and </text:span><text:span text:style-name="T121">Find/Replace Select All,</text:span></text:p>
      <text:p text:style-name="P105"><text:span text:style-name="T154">y</text:span><text:span text:style-name="T152">ou can get</text:span><text:span text:style-name="T153"> </text:span><text:span text:style-name="T154">a </text:span><text:span text:style-name="T153">multi-selectio</text:span><text:span text:style-name="T154">n </text:span><text:span text:style-name="T152">by </text:span><text:span text:style-name="T183">turning</text:span><text:span text:style-name="T153"> a </text:span><text:span text:style-name="T184">block selection</text:span><text:span text:style-name="T153"> into a </text:span><text:span text:style-name="T184">multi-selection</text:span><text:span text:style-name="T153">:</text:span></text:p>
      <text:p text:style-name="P105"><text:span text:style-name="T154">in </text:span><text:span text:style-name="T185">block selection</text:span><text:span text:style-name="T154"> mode having a selection covering </text:span><text:span text:style-name="T185">several lines</text:span><text:span text:style-name="T154">,</text:span></text:p>
      <text:p text:style-name="P105"><text:span text:style-name="T154">use </text:span><text:span text:style-name="T110">Edit</text:span><text:span text:style-name="T154"> </text:span><text:span text:style-name="T261">[…</text:span><text:span text:style-name="T262">]</text:span><text:span text:style-name="T154"> </text:span><text:span text:style-name="T110">To multi-selection</text:span><text:span text:style-name="T154">.</text:span></text:p>
      <text:p text:style-name="P61">In contrast to the block selection mode, in multi-selection you can <text:span text:style-name="T5">add line breaks</text:span>.</text:p>
      <text:p text:style-name="P54"/>
      <text:p text:style-name="P107"><text:span text:style-name="T126">A smaller improvement is that</text:span><text:span text:style-name="T156"> in the </text:span><text:span text:style-name="T110">Problems</text:span><text:span text:style-name="T172"> view</text:span><text:span text:style-name="T155">,</text:span></text:p>
      <text:p text:style-name="P56"><text:span text:style-name="T2">double-clicking</text:span><text:span text:style-name="T309"> a </text:span><text:span text:style-name="T2">problem without a path</text:span><text:span text:style-name="T309"> had no effect </text:span><text:span text:style-name="T310">in the past</text:span><text:span text:style-name="T309">,</text:span></text:p>
      <text:p text:style-name="P106"><text:span text:style-name="T158">but </text:span><text:span text:style-name="T156">now</text:span><text:span text:style-name="T155"> </text:span><text:span text:style-name="T159">it </text:span><text:span text:style-name="T158">will </text:span><text:span text:style-name="T186">show</text:span><text:span text:style-name="T155"> the </text:span><text:span text:style-name="T187">project</text:span><text:span text:style-name="T155"> </text:span><text:span text:style-name="T159">of it</text:span><text:span text:style-name="T155"> </text:span><text:span text:style-name="T187">in</text:span><text:span text:style-name="T155"> </text:span><text:span text:style-name="T156">the </text:span><text:span text:style-name="T187">default </text:span><text:span text:style-name="T107">Explorer</text:span><text:span text:style-name="T157"> </text:span><text:span text:style-name="T155">view.</text:span></text:p>
      <text:p text:style-name="P58"/>
      <text:p text:style-name="P108"><text:span text:style-name="T172">By default</text:span><text:span text:style-name="T136">, links are now opened in the </text:span><text:span text:style-name="T172">external browser</text:span><text:span text:style-name="T136"> </text:span><text:span text:style-name="T126">instead of the internal browser.</text:span></text:p>
      <text:p text:style-name="P108"><text:span text:style-name="T126">You can restore the old behavior,</text:span><text:span text:style-name="T136"> in the </text:span><text:span text:style-name="T173">preferences</text:span><text:span text:style-name="T150"> </text:span><text:span text:style-name="T261">[…</text:span><text:span text:style-name="T262">]</text:span><text:span text:style-name="T150"> </text:span><text:span text:style-name="T101">General</text:span><text:span text:style-name="T150"> </text:span><text:span text:style-name="T261">[…</text:span><text:span text:style-name="T262">]</text:span><text:span text:style-name="T150"> </text:span><text:span text:style-name="T101">Web Browser</text:span><text:span text:style-name="T150"> </text:span><text:span text:style-name="T261">[…</text:span><text:span text:style-name="T262">]</text:span></text:p>
      <text:p text:style-name="P107"><text:span text:style-name="T159">by </text:span><text:span text:style-name="T167">selecting</text:span><text:span text:style-name="T159"> </text:span><text:span text:style-name="T109">Use internal web browser</text:span><text:span text:style-name="T159">.</text:span></text:p>
      <text:p text:style-name="P45"/>
      <text:p text:style-name="P57">The <text:span text:style-name="T2">dark theme</text:span> has also been polished.</text:p>
      <text:p text:style-name="P64">By the way, the startup speed has been improved a bit once more.</text:p>
      <text:p text:style-name="P65">On my machine, Eclipse 2021-12 start<text:span text:style-name="T315">s</text:span> about 400 milliseconds faster than Eclipse 2021-09.</text:p>
      <text:p text:style-name="P109"><text:span text:style-name="T160">On </text:span><text:span text:style-name="T188">Windows</text:span><text:span text:style-name="T160">, the </text:span><text:span text:style-name="T188">title bar</text:span><text:span text:style-name="T160"> of the window and of dialogs are now </text:span><text:span text:style-name="T188">also dark</text:span></text:p>
      <text:p text:style-name="P110"><text:span text:style-name="T126">even when </text:span><text:span text:style-name="T132">dark mode is not enabled</text:span><text:span text:style-name="T126"> on your system.</text:span><text:span text:style-name="T150"> </text:span><text:span text:style-name="T261">[…</text:span><text:span text:style-name="T262">]</text:span></text:p>
      <text:p text:style-name="P109"><text:span text:style-name="T161">A</text:span><text:span text:style-name="T146">nd </text:span><text:span text:style-name="T160">the </text:span><text:span text:style-name="T108">Minimize</text:span><text:span text:style-name="T189"> and </text:span><text:span text:style-name="T108">Maximize</text:span><text:span text:style-name="T189"> icons</text:span><text:span text:style-name="T146"> </text:span><text:span text:style-name="T147">are </text:span><text:span text:style-name="T190">no longer filled white</text:span></text:p>
      <text:p text:style-name="P62">in <text:span text:style-name="T315">the </text:span>dark them<text:span text:style-name="T315">e</text:span> as well as in the light theme, making them look <text:span text:style-name="T313">a bit </text:span>smoother.</text:p>
      <text:p text:style-name="P47"/>
      <text:p text:style-name="P46"/>
      <text:p text:style-name="P69"><text:span text:style-name="T254">### </text:span><text:span text:style-name="T255">G</text:span><text:span text:style-name="T256">it</text:span><text:span text:style-name="T257"> </text:span><text:span text:style-name="T282">(/</text:span><text:a xlink:type="simple" xlink:href="https://www.eclipse.org/eclipse/news/4.21/jdt.php#change-compliance-jre-multi-constant-labels" text:style-name="Internet_20_link" text:visited-style-name="Visited_20_Internet_20_Link"><text:span text:style-name="T281">ɡɪt</text:span></text:a><text:span text:style-name="T282">/)</text:span><text:span text:style-name="T258"> </text:span><text:span text:style-name="T254">###</text:span></text:p>
      <text:p text:style-name="P18"/>
      <text:p text:style-name="P111"><text:span text:style-name="T87">In </text:span><text:span text:style-name="T89">the</text:span><text:span text:style-name="T87"> </text:span><text:span text:style-name="T236">Git support</text:span><text:span text:style-name="T87">, </text:span><text:span text:style-name="T90">there is another highlight:</text:span></text:p>
      <text:p text:style-name="P38">In the <text:span text:style-name="T21">Git Repositories</text:span> view, </text:p>
      <text:p text:style-name="P112"><text:span text:style-name="T86">in the right-click menu of a </text:span><text:span text:style-name="T234">GitHub</text:span><text:span text:style-name="T86"> repository there is now a </text:span><text:span text:style-name="T110">Fetch GitHub Pull Request</text:span><text:span text:style-name="T150"> </text:span><text:span text:style-name="T261">[…</text:span><text:span text:style-name="T262">]</text:span></text:p>
      <text:p text:style-name="P113"><text:span text:style-name="T91">and in the right-click menu of a </text:span><text:span text:style-name="T238">GitLab</text:span><text:span text:style-name="T91"> repository there is now a </text:span><text:span text:style-name="T110">Fetch GitLab Merge Request</text:span><text:span text:style-name="T87">.</text:span></text:p>
      <text:p text:style-name="P114"><text:span text:style-name="T93">To </text:span><text:span text:style-name="T239">select</text:span><text:span text:style-name="T93"> the </text:span><text:span text:style-name="T92">p</text:span><text:span text:style-name="T87">ull </text:span><text:span text:style-name="T92">or m</text:span><text:span text:style-name="T87">erge </text:span><text:span text:style-name="T239">r</text:span><text:span text:style-name="T236">equest</text:span><text:span text:style-name="T87">:</text:span></text:p>
      <text:p text:style-name="P39"><text:s text:c="2"/>paste the <text:span text:style-name="T5">number</text:span>,<text:span text:style-name="T311"> </text:span><text:span text:style-name="T276">[…</text:span><text:span text:style-name="T277">]</text:span></text:p>
      <text:p text:style-name="P39"><text:s text:c="2"/><text:span text:style-name="T313">or </text:span>paste the <text:span text:style-name="T5">URL</text:span> <text:span text:style-name="T313">of the web site of the request</text:span>,<text:span text:style-name="T311"> </text:span><text:span text:style-name="T276">[…</text:span><text:span text:style-name="T277">]</text:span></text:p>
      <text:p text:style-name="P39"><text:s text:c="2"/>or use the <text:span text:style-name="T5">content assist</text:span> (<text:span text:style-name="T5">Ctrl+Space</text:span>).</text:p>
      <text:p text:style-name="P40">If the number or URL is <text:span text:style-name="T5">copied</text:span> to the clipboard <text:span text:style-name="T5">in advance</text:span>,</text:p>
      <text:p text:style-name="P40">the dialog opens with the field already <text:span text:style-name="T5">pre-filled</text:span>.</text:p>
      <text:p text:style-name="P63"><text:span text:style-name="T5">Instead of</text:span> via the <text:span text:style-name="T21">Git Repositories</text:span> view,</text:p>
      <text:p text:style-name="P63">you can <text:span text:style-name="T5">also</text:span> fetch a GitHub pull request or a GitLab merge request,</text:p>
      <text:p text:style-name="P115"><text:span text:style-name="T95">via</text:span><text:span text:style-name="T94"> </text:span><text:span text:style-name="T112">Find Actions</text:span><text:span text:style-name="T94"> </text:span><text:span text:style-name="T92">(</text:span><text:span text:style-name="T239">Ctrl+</text:span><text:span text:style-name="T240">3</text:span><text:span text:style-name="T92">).</text:span></text:p>
      <text:p text:style-name="P118"><text:span text:style-name="T96">A </text:span><text:span text:style-name="T241">GitHub</text:span><text:span text:style-name="T96"> repository is </text:span><text:span text:style-name="T241">recognized by</text:span><text:span text:style-name="T96"> the host name </text:span><text:span text:style-name="T241">github.com </text:span><text:span text:style-name="T269">(git-hub-dot-com)</text:span><text:span text:style-name="T96">,</text:span></text:p>
      <text:p text:style-name="P116"><text:span text:style-name="T86">and a </text:span><text:span text:style-name="T234">GitLab</text:span><text:span text:style-name="T86"> repository </text:span><text:span text:style-name="T234">by</text:span><text:span text:style-name="T86"> the </text:span><text:span text:style-name="T234">host name containing gitlab</text:span><text:span text:style-name="T86">.</text:span></text:p>
      <text:p text:style-name="P117"><text:span text:style-name="T96">A</text:span><text:span text:style-name="T86"> </text:span><text:span text:style-name="T234">self-hosted</text:span><text:span text:style-name="T86"> GitLab </text:span><text:span text:style-name="T241">not</text:span><text:span text:style-name="T96"> using </text:span><text:span text:style-name="T113">gitlab</text:span><text:span text:style-name="T96"> as</text:span><text:span text:style-name="T86"> </text:span><text:span text:style-name="T234">subdomain</text:span></text:p>
      <text:p text:style-name="P118"><text:span text:style-name="T96">has to be configured </text:span><text:span text:style-name="T87">in </text:span><text:span text:style-name="T96">the </text:span><text:span text:style-name="T236">preferences</text:span><text:span text:style-name="T87"> </text:span><text:span text:style-name="T267">[…</text:span><text:span text:style-name="T268">]</text:span><text:span text:style-name="T87"> </text:span><text:span text:style-name="T114">Version Control</text:span><text:span text:style-name="T87"> </text:span><text:span text:style-name="T267">[…</text:span><text:span text:style-name="T268">]</text:span><text:span text:style-name="T87"> </text:span><text:span text:style-name="T114">Git</text:span><text:span text:style-name="T87"> </text:span><text:span text:style-name="T267">[…</text:span><text:span text:style-name="T268">]</text:span><text:span text:style-name="T87"> </text:span><text:span text:style-name="T114">Servers</text:span><text:span text:style-name="T87">.</text:span></text:p>
      <text:p text:style-name="P41"/>
      <text:p text:style-name="P122"><text:span text:style-name="T98">By default, for </text:span><text:span text:style-name="T242">public key authentication</text:span><text:span text:style-name="T98"> an </text:span><text:span text:style-name="T172">SSH2 agent</text:span><text:span text:style-name="T98"> is now used </text:span><text:span text:style-name="T242">if available</text:span><text:span text:style-name="T98">.</text:span></text:p>
      <text:p text:style-name="P119"><text:span text:style-name="T96">On Windows PuTTY’</text:span><text:span text:style-name="T97">s </text:span><text:span text:style-name="T267">(/ˈpʌti/)</text:span><text:span text:style-name="T97"> </text:span><text:span text:style-name="T96">Pageant,</text:span></text:p>
      <text:p text:style-name="P119"><text:span text:style-name="T98">on Linux and </text:span><text:span text:style-name="T99">on</text:span><text:span text:style-name="T98"> macOS OpenSSH via </text:span><text:span text:style-name="T87">domain socket </text:span><text:span text:style-name="T98">will be used.</text:span></text:p>
      <text:p text:style-name="P123"><text:span text:style-name="T99">To </text:span><text:span text:style-name="T243">turn</text:span><text:span text:style-name="T99"> it </text:span><text:span text:style-name="T243">off</text:span><text:span text:style-name="T99">, go to the </text:span><text:span text:style-name="T243">preferences</text:span><text:span text:style-name="T154"> </text:span><text:span text:style-name="T261">[…</text:span><text:span text:style-name="T262">]</text:span><text:span text:style-name="T154"> </text:span><text:span text:style-name="T115">Version Control</text:span><text:span text:style-name="T154"> </text:span><text:span text:style-name="T261">[…</text:span><text:span text:style-name="T262">]</text:span><text:span text:style-name="T154"> </text:span><text:span text:style-name="T115">Git</text:span><text:span text:style-name="T154"> </text:span><text:span text:style-name="T261">[…</text:span><text:span text:style-name="T262">]</text:span></text:p>
      <text:p text:style-name="P123"><text:span text:style-name="T99">and </text:span><text:span text:style-name="T243">uncheck</text:span><text:span text:style-name="T99"> </text:span><text:span text:style-name="T115">Use Pageant </text:span><text:span text:style-name="T117">or SSH agent</text:span><text:span text:style-name="T115"> for SSH connections</text:span><text:span text:style-name="T98">.</text:span></text:p>
      <text:p text:style-name="P120"><text:span text:style-name="T87">Th</text:span><text:span text:style-name="T100">is</text:span><text:span text:style-name="T87"> feature is completely </text:span><text:span text:style-name="T236">independent</text:span><text:span text:style-name="T87"> of the </text:span><text:span text:style-name="T244">preferences</text:span><text:span text:style-name="T87"> in</text:span></text:p>
      <text:p text:style-name="P120"><text:span text:style-name="T114">General</text:span><text:span text:style-name="T169"> </text:span><text:span text:style-name="T267">[…</text:span><text:span text:style-name="T268">]</text:span><text:span text:style-name="T169"> </text:span><text:span text:style-name="T114">Network Connections</text:span><text:span text:style-name="T169"> </text:span><text:span text:style-name="T267">[…</text:span><text:span text:style-name="T268">]</text:span><text:span text:style-name="T169"> </text:span><text:span text:style-name="T114">SSH2</text:span><text:span text:style-name="T87">.</text:span></text:p>
      <text:p text:style-name="P42"/>
      <text:p text:style-name="P36"/>
      <text:p text:style-name="P87"><text:span text:style-name="T270">### </text:span><text:span text:style-name="T271">Web</text:span><text:span text:style-name="T272"> </text:span><text:span text:style-name="T270">###</text:span></text:p>
      <text:p text:style-name="P73"/>
      <text:p text:style-name="P134"><text:span text:style-name="T145">I</text:span><text:span text:style-name="T136">n the </text:span><text:span text:style-name="T172">JavaScript editor</text:span></text:p>
      <text:p text:style-name="P134"><text:span text:style-name="T124">that is included in the </text:span><text:span text:style-name="T119">Eclipse IDE for Enterprise Java and </text:span><text:span text:style-name="T116">Web Developers</text:span></text:p>
      <text:p text:style-name="P128"><text:span text:style-name="T133">or otherwise </text:span><text:span text:style-name="T134">can be installed as </text:span><text:span text:style-name="T122">Eclipse </text:span><text:span text:style-name="T118">Wild Web Developer,</text:span></text:p>
      <text:p text:style-name="P124"><text:span text:style-name="T191">for</text:span><text:span text:style-name="T162"> variable, </text:span><text:span text:style-name="T165">parameter, </text:span><text:span text:style-name="T162">functio</text:span><text:span text:style-name="T165">n and other</text:span><text:span text:style-name="T193"> </text:span><text:span text:style-name="T191">references</text:span><text:span text:style-name="T162">,</text:span></text:p>
      <text:p text:style-name="P121"><text:span text:style-name="T170">that </text:span><text:span text:style-name="T196">differ</text:span><text:span text:style-name="T170"> only in </text:span><text:span text:style-name="T196">one character</text:span><text:span text:style-name="T170"> from an existing declaration,</text:span></text:p>
      <text:p text:style-name="P135"><text:span text:style-name="T162">a </text:span><text:span text:style-name="T191">quick fix</text:span><text:span text:style-name="T162"> (</text:span><text:span text:style-name="T191">Ctrl+1</text:span><text:span text:style-name="T162">) will ask </text:span><text:span text:style-name="T163">you </text:span><text:span text:style-name="T162">now “</text:span><text:span text:style-name="T110">Did you mean…?</text:span><text:span text:style-name="T146">”</text:span></text:p>
      <text:p text:style-name="P135"><text:span text:style-name="T131">to correct it to </text:span><text:span text:style-name="T135">reference the</text:span><text:span text:style-name="T131"> existing declaration.</text:span></text:p>
      <text:p text:style-name="P59"/>
      <text:p text:style-name="P125"><text:span text:style-name="T131">By the way,</text:span><text:span text:style-name="T164"> in the </text:span><text:span text:style-name="T192">Generic Text Editor</text:span></text:p>
      <text:p text:style-name="P125"><text:span text:style-name="T131">that is used for </text:span><text:span text:style-name="T195">JavaScript</text:span><text:span text:style-name="T131"> and </text:span><text:span text:style-name="T195">other</text:span><text:span text:style-name="T131"> languages and formats,</text:span></text:p>
      <text:p text:style-name="P133"><text:span text:style-name="T164">the </text:span><text:span text:style-name="T110">renam</text:span><text:span text:style-name="T111">e</text:span><text:span text:style-name="T164"> shortcut has changed to </text:span><text:span text:style-name="T172">Alt+Shift+R</text:span></text:p>
      <text:p text:style-name="P133"><text:span text:style-name="T131">to avoid a </text:span><text:span text:style-name="T195">conflict</text:span><text:span text:style-name="T131"> </text:span><text:span text:style-name="T135">making</text:span><text:span text:style-name="T131"> it work </text:span><text:span text:style-name="T135">also </text:span><text:span text:style-name="T131">in the </text:span><text:span text:style-name="T195">Java</text:span><text:span text:style-name="T131"> IDE</text:span><text:span text:style-name="T135">s</text:span><text:span text:style-name="T131">.</text:span></text:p>
      <text:p text:style-name="P37"/>
      <text:p text:style-name="P35"/>
      <text:p text:style-name="P80">### Outro ###</text:p>
      <text:p text:style-name="P75"/>
      <text:p text:style-name="P43"><text:span text:style-name="T27">These were some of the </text:span><text:span text:style-name="T6">Java </text:span><text:span text:style-name="T7">IDE</text:span><text:span text:style-name="T27"> improvements</text:span></text:p>
      <text:p text:style-name="P126"><text:span text:style-name="T245">of the </text:span><text:span text:style-name="T235">quarterly </text:span><text:span text:style-name="T31">Rolling</text:span><text:span text:style-name="T32"> Release </text:span><text:span text:style-name="T203">December</text:span><text:span text:style-name="T200"> 202</text:span><text:span text:style-name="T199">1</text:span><text:span text:style-name="T246">.</text:span></text:p>
      <text:p text:style-name="P70"/>
      <text:p text:style-name="P6"><text:span text:style-name="T314">As usual, a</text:span>ll IDE packages are offered for Windows, Linux and macOS,</text:p>
      <text:p text:style-name="P127"><text:span text:style-name="T248">and, </text:span><text:span text:style-name="T246">starting with this release, also for </text:span><text:span text:style-name="T235">Apple's M1 chip</text:span><text:span text:style-name="T246">.</text:span></text:p>
      <text:p text:style-name="P43"/>
      <text:p text:style-name="P5">If you <text:span text:style-name="T283">have missed</text:span> some versions, you might want to watch the previous videos, too.</text:p>
      <text:p text:style-name="P1"/>
      <text:p text:style-name="P3"><text:span text:style-name="T28">Thank</text:span><text:span text:style-name="T29">s</text:span> for watching and <text:span text:style-name="T28">happy coding!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6-14T08:46:58.207000000</meta:creation-date>
    <dc:date>2021-12-07T21:20:49.859000000</dc:date>
    <meta:editing-duration>P3DT20H45M7S</meta:editing-duration>
    <meta:editing-cycles>587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150" meta:word-count="1550" meta:character-count="8856" meta:non-whitespace-character-count="7448"/>
  </office:meta>
</office:document-meta>
</file>